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7327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925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6563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1.2484in"/>
    </style:style>
    <style:style style:name="co45" style:family="table-column">
      <style:table-column-properties fo:break-before="auto" style:column-width="2.2563in"/>
    </style:style>
    <style:style style:name="co46" style:family="table-column">
      <style:table-column-properties fo:break-before="auto" style:column-width="1.4299in"/>
    </style:style>
    <style:style style:name="co47" style:family="table-column">
      <style:table-column-properties fo:break-before="auto" style:column-width="1.7827in"/>
    </style:style>
    <style:style style:name="co48" style:family="table-column">
      <style:table-column-properties fo:break-before="auto" style:column-width="1.5409in"/>
    </style:style>
    <style:style style:name="co49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1854in"/>
    </style:style>
    <style:style style:name="ro19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5492in" fo:break-before="auto" style:use-optimal-row-height="false"/>
    </style:style>
    <style:style style:name="ro29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3.1299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0.3102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3.2854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wrap-option="wra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position="" style:font-name="Arial" fo:font-size="10pt" fo:font-weight="normal" style:font-name-asian="Tahoma" style:font-size-asian="10pt"/>
    </style:style>
    <style:style style:name="ce105" style:family="table-cell" style:parent-style-name="Default">
      <style:table-cell-properties fo:wrap-option="wrap"/>
      <style:text-properties style:text-position="" style:font-name="Ari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style:text-position="" style:font-name="Arial"/>
    </style:style>
    <style:style style:name="ce108" style:family="table-cell" style:parent-style-name="Default">
      <style:text-properties style:text-position="" style:font-name="Ari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  <style:text-properties style:text-position=""/>
    </style:style>
    <style:style style:name="ce8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3" style:family="table-cell" style:parent-style-name="Default">
      <style:table-cell-properties fo:wrap-option="wrap"/>
      <style:text-properties style:text-position="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7" style:family="table-cell" style:parent-style-name="Default">
      <style:table-cell-properties fo:wrap-option="wrap" style:vertical-align="top"/>
      <style:text-properties style:text-position="" style:font-name="Arial1" fo:font-size="10pt" fo:font-weight="bold" style:font-weight-asian="bold" style:font-weight-complex="bold"/>
    </style:style>
    <style:style style:name="ce98" style:family="table-cell" style:parent-style-name="Default">
      <style:table-cell-properties fo:wrap-option="wrap" style:vertical-align="top"/>
      <style:text-properties style:text-position="" style:font-name="Arial1" fo:font-size="10pt" fo:font-weight="normal" style:font-weight-asian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fo:wrap-option="wrap" style:vertical-align="top"/>
      <style:text-properties style:text-position=""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e6e6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21" style:family="table-cell" style:parent-style-name="Default">
      <style:table-cell-properties style:glyph-orientation-vertical="0" fo:background-color="#e6e6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22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normal" style:font-weight-asian="normal" style:font-weight-complex="normal"/>
    </style:style>
    <style:style style:name="ce238" style:family="table-cell" style:parent-style-name="Default">
      <style:table-cell-properties fo:background-color="transparent"/>
      <style:text-properties style:text-position=""/>
    </style:style>
    <style:style style:name="ce2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67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ext-properties fo:font-size="9pt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ext-properties style:font-name="Arial" fo:font-size="10pt"/>
    </style:style>
    <style:style style:name="ce171" style:family="table-cell" style:parent-style-name="Default">
      <style:table-cell-properties style:vertical-align="top"/>
      <style:text-properties style:font-name="Arial" fo:font-size="10pt"/>
    </style:style>
    <style:style style:name="ce17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style:font-name="Arial" fo:font-size="9pt"/>
    </style:style>
    <style:style style:name="ce17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1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5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3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63" style:family="table-cell" style:parent-style-name="Default">
      <style:text-properties fo:color="#ff0000" fo:font-size="9pt"/>
    </style:style>
    <style:style style:name="ce264" style:family="table-cell" style:parent-style-name="Default">
      <style:text-properties style:use-window-font-color="true" fo:font-size="9pt"/>
    </style:style>
    <style:style style:name="ce265" style:family="table-cell" style:parent-style-name="Default">
      <style:table-cell-properties fo:border="0.06pt solid #000000"/>
      <style:text-properties style:use-window-font-color="true" fo:font-size="9pt"/>
    </style:style>
    <style:style style:name="ce266" style:family="table-cell" style:parent-style-name="Default">
      <style:table-cell-properties fo:border="0.06pt solid #000000"/>
      <style:text-properties fo:font-size="9pt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7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74" style:family="table-cell" style:parent-style-name="Default">
      <style:table-cell-properties fo:background-color="transparent"/>
      <style:text-properties fo:color="#ff0000" fo:font-size="9pt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7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 style:data-style-name="N127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79" style:family="table-cell" style:parent-style-name="Default" style:data-style-name="N127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8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8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82" style:family="table-cell" style:parent-style-name="Default">
      <style:table-cell-properties fo:wrap-option="wrap" style:vertical-align="top"/>
      <style:text-properties style:font-name="Arial1" fo:font-size="10pt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86" style:family="table-cell" style:parent-style-name="Default">
      <style:table-cell-properties fo:wrap-option="wrap"/>
      <style:text-properties style:font-name="Arial1" fo:font-size="10pt"/>
    </style:style>
    <style:style style:name="ce287" style:family="table-cell" style:parent-style-name="Default">
      <style:text-properties style:font-name="Arial1" fo:font-size="10pt"/>
    </style:style>
    <style:style style:name="ce2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 style:data-style-name="N127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9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302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30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30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3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value-type" style:repeat-content="false" fo:wrap-option="wrap" style:vertical-align="top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fo:color="#ffffff" style:text-outline="false" style:text-line-through-style="none" style:text-position="0% 100%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erif" style:font-name-asian="DejaVu Sans" style:font-name-complex="DejaVu Sans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9" style:family="text">
      <style:text-properties style:font-name="Arial" fo:language="en" fo:country="US" style:font-name-asian="Tahoma" style:font-name-complex="Tahoma2" style:font-size-complex="11pt"/>
    </style:style>
    <style:style style:name="T10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1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2" style:family="text">
      <style:text-properties style:font-name-asian="DejaVu Sans" style:font-name-complex="DejaVu Sans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Arial" style:font-name-complex="Tahoma1"/>
    </style:style>
    <style:style style:name="T17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8" style:family="text">
      <style:text-properties style:font-name-asian="Arial" style:font-size-asian="9pt" style:font-name-complex="Tahoma1" style:font-size-complex="9pt"/>
    </style:style>
    <style:style style:name="T19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row table:style-name="ro13">
          <table:table-cell table:style-name="ce61">
            <draw:frame table:end-cell-address="Cover.C6" table:end-x="0.0142in" table:end-y="0.1567in" draw:z-index="0" draw:name="Graphics 3" draw:style-name="gr1" draw:text-style-name="P1" svg:width="2.3232in" svg:height="1.136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80"/>
          <table:table-cell table:style-name="ce80" table:number-columns-spanned="3" table:number-rows-spanned="1"/>
          <table:covered-table-cell table:number-columns-repeated="2"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4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3">
          <table:table-cell table:style-name="ce62"/>
          <table:table-cell table:style-name="ce67" office:value-type="string">
            <text:p>AIO REGRESSION TEST CASES</text:p>
          </table:table-cell>
          <table:table-cell table:style-name="ce76" table:number-columns-repeated="4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Version:</text:p>
          </table:table-cell>
          <table:table-cell table:style-name="ce77" office:value-type="float" office:value="1.3">
            <text:p>1.3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Issue date:</text:p>
          </table:table-cell>
          <table:table-cell table:style-name="ce78" office:value-type="string">
            <text:p>1/Nov/10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Suite:</text:p>
          </table:table-cell>
          <table:table-cell table:style-name="ce78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Name:</text:p>
          </table:table-cell>
          <table:table-cell table:style-name="ce78" office:value-type="string">
            <text:p>DMS 2.5.x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Total Cases:</text:p>
          </table:table-cell>
          <table:table-cell table:style-name="ce79" table:formula="of:=SUM(['Bugs_v1.6.1'.C4:'Bugs_v1.6.5'.C4]:['Bugs_v1.6.6'.C4:'Bugs_v1.6.7'.C4]:['Bugs_v1.6.8'.C4:'Bugs_v1.6.9'.C4])" office:value-type="float" office:value="66">
            <text:p>66</text:p>
          </table:table-cell>
          <table:table-cell table:style-name="ce112"/>
          <table:table-cell table:style-name="ce76" table:number-columns-repeated="2"/>
          <table:table-cell table:style-name="ce80"/>
          <table:table-cell table:style-name="ce61" table:number-columns-repeated="248"/>
          <table:table-cell/>
        </table:table-row>
        <table:table-row table:style-name="ro15">
          <table:table-cell table:style-name="ce63"/>
          <table:table-cell table:style-name="ce69" office:value-type="string">
            <text:p>Test Status:</text:p>
          </table:table-cell>
          <table:table-cell table:style-name="ce7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66" table:number-columns-repeated="4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6">
          <table:table-cell table:style-name="ce64"/>
          <table:table-cell table:style-name="ce70" office:value-type="string">
            <text:p>Record of change:</text:p>
          </table:table-cell>
          <table:table-cell table:style-name="ce80" table:number-columns-repeated="5"/>
          <table:table-cell table:style-name="ce64" table:number-columns-repeated="248"/>
          <table:table-cell/>
        </table:table-row>
        <table:table-row table:style-name="ro17">
          <table:table-cell table:style-name="ce64"/>
          <table:table-cell table:style-name="ce71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 table:style-name="ce64" table:number-columns-repeated="248"/>
          <table:table-cell/>
        </table:table-row>
        <table:table-row table:style-name="ro1">
          <table:table-cell table:style-name="ce64"/>
          <table:table-cell table:style-name="ce73" office:value-type="string">
            <text:p>04/Oct/10</text:p>
          </table:table-cell>
          <table:table-cell table:style-name="ce82" office:value-type="string">
            <text:p>1.0</text:p>
          </table:table-cell>
          <table:table-cell table:style-name="ce113" office:value-type="string">
            <text:p>Split AIO into products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7">
          <table:table-cell table:style-name="ce64"/>
          <table:table-cell table:style-name="ce73" office:value-type="string">
            <text:p>21/Oct/10</text:p>
          </table:table-cell>
          <table:table-cell table:style-name="ce82" office:value-type="string">
            <text:p>1.1</text:p>
          </table:table-cell>
          <table:table-cell table:style-name="ce114" office:value-type="string">
            <text:p>CCP-342</text:p>
            <text:p>CCP-419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8">
          <table:table-cell table:style-name="ce64"/>
          <table:table-cell table:style-name="ce73"/>
          <table:table-cell table:style-name="ce82" office:value-type="string">
            <text:p>1.2</text:p>
          </table:table-cell>
          <table:table-cell table:style-name="ce115" office:value-type="string">
            <text:p>CCP-523</text:p>
            <text:p><text:span text:style-name="T5">CCP-508</text:span></text:p>
            <text:p><text:span text:style-name="T5">CCP-532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18">
          <table:table-cell table:style-name="ce64"/>
          <table:table-cell table:style-name="ce73" office:value-type="string">
            <text:p>1/Nov/10</text:p>
          </table:table-cell>
          <table:table-cell table:style-name="ce82" office:value-type="string">
            <text:p>1.3</text:p>
          </table:table-cell>
          <table:table-cell table:style-name="ce115" office:value-type="string">
            <text:p>ECM-5489</text:p>
            <text:p><text:span text:style-name="T5">ECM-5486</text:span></text:p>
            <text:p><text:span text:style-name="T5">CCP-619</text:span></text:p>
            <text:p><text:span text:style-name="T5">CCP-521</text:span></text:p>
            <text:p><text:span text:style-name="T5">CCP-553</text:span></text:p>
            <text:p><text:span text:style-name="T5">ECM-5499</text:span></text:p>
            <text:p><text:span text:style-name="T5">CCP-546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20">
          <table:table-cell table:style-name="ce63"/>
          <table:table-cell table:style-name="ce73"/>
          <table:table-cell table:style-name="ce82"/>
          <table:table-cell table:style-name="ce116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  <text:p><text:span text:style-name="T8"><text:a xlink:href="https://jira.exoplatform.org/browse/ECM-5518">ECM-5518</text:a></text:span><text:span text:style-name="T8"> <text:s/></text:span><text:span text:style-name="T8">CCP-628</text:span></text:p>
            <text:p><text:span text:style-name="T8">ECM-5529 </text:span><text:span text:style-name="T8">(1.6.8)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7"/>
          <table:table-cell table:style-name="ce124" office:value-type="string">
            <text:p>minh.nguyen</text:p>
          </table:table-cell>
          <table:table-cell table:style-name="ce125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9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0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1"/>
          <table:table-cell table:style-name="ce125" table:number-columns-repeated="2"/>
          <table:table-cell table:style-name="ce131"/>
          <table:table-cell table:style-name="ce61"/>
          <table:table-cell table:style-name="ce63" table:number-columns-repeated="247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2"/>
          <table:table-cell table:style-name="ce125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5"/>
          <table:table-cell table:style-name="ce126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6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5"/>
          <table:table-cell table:style-name="ce111"/>
          <table:table-cell/>
          <table:table-cell table:style-name="ce127" table:number-columns-repeated="2"/>
          <table:table-cell table:style-name="ce133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7"/>
          <table:table-cell table:style-name="ce61" table:number-columns-repeated="247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9">
          <table:table-cell table:style-name="ce85" office:value-type="string" table:number-columns-spanned="5" table:number-rows-spanned="1">
            <text:p><text:s/>Check List</text:p>
            <text:p><text:span text:style-name="T7">Based on Product built </text:span><text:span text:style-name="T7">version: DMS 2.5.x</text:span></text:p>
          </table: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table-cell table:style-name="ce85"/>
          <table:table-cell table:style-name="ce108" table:number-columns-repeated="250"/>
        </table:table-row>
        <table:table-row table:style-name="ro1">
          <table:table-cell table:style-name="ce86" office:value-type="string">
            <text:p>Id</text:p>
          </table:table-cell>
          <table:table-cell table:style-name="ce86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Selenium</text:p>
          </table:table-cell>
          <table:table-cell table:style-name="ce85" office:value-type="string" table:number-columns-spanned="2" table:number-rows-spanned="1">
            <text:p>Table of record</text:p>
          </table:table-cell>
          <table:covered-table-cell table:style-name="ce86"/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1</text:p>
          </table:table-cell>
          <table:covered-table-cell table:number-columns-repeated="3" table:style-name="ce93"/>
          <table:table-cell table:style-name="ce106" office:value-type="string">
            <text:p>Total of High</text:p>
          </table:table-cell>
          <table:table-cell table:style-name="ce109" table:formula="of:=SUMPRODUCT(([.C4:.C541]=&quot;High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7">
          <table:table-cell table:style-name="ce88" office:value-type="string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02" office:value-type="string">
            <text:p>High</text:p>
          </table:table-cell>
          <table:table-cell/>
          <table:table-cell table:style-name="ce106" office:value-type="string">
            <text:p>Total of Medium</text:p>
          </table:table-cell>
          <table:table-cell table:style-name="ce106" table:formula="of:=SUMPRODUCT(([.C4:.C541]=&quot;Medium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5</text:p>
          </table:table-cell>
          <table:covered-table-cell table:style-name="ce95"/>
          <table:covered-table-cell table:style-name="ce103"/>
          <table:covered-table-cell/>
          <table:table-cell table:style-name="ce106" office:value-type="string">
            <text:p>Total of Low</text:p>
          </table:table-cell>
          <table:table-cell table:style-name="ce109" table:formula="of:=SUMPRODUCT(([.C4:.C541]=&quot;Low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name using simple search in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content using simple search in Site Explorer</text:p>
          </table:table-cell>
          <table:table-cell table:style-name="ce102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9" office:value-type="string">
            <text:p>REG_DMS_CCP-331</text:p>
          </table:table-cell>
          <table:table-cell table:style-name="ce94" office:value-type="string">
            <text:p>Check deleting taxonomy tree from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if The day of the month in the calendar pop-up is translated to French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104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6</text:p>
          </table:table-cell>
          <table:covered-table-cell table:style-name="ce91"/>
          <table:covered-table-cell table:style-name="ce105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1</text:p>
          </table:table-cell>
          <table:table-cell table:style-name="ce96" office:value-type="string">
            <text:p>Check double click on node in IE7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1</text:p>
          </table:table-cell>
          <table:table-cell table:style-name="ce91" office:value-type="string">
            <text:p>Check view metadata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2</text:p>
          </table:table-cell>
          <table:table-cell table:style-name="ce96" office:value-type="string">
            <text:p>Check deleting workspace after viewing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3</text:p>
          </table:table-cell>
          <table:table-cell table:style-name="ce91" office:value-type="string">
            <text:p>Check changing permission on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1</text:p>
          </table:table-cell>
          <table:table-cell table:style-name="ce96" office:value-type="string">
            <text:p>Check if there's any default right for each newly added workspac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4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3</text:p>
          </table:table-cell>
          <table:table-cell table:style-name="ce96" office:value-type="string">
            <text:p>Check showing uploaded file with illegal JCR characters in Name in Manage Publication form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49</text:p>
          </table:table-cell>
          <table:table-cell table:style-name="ce96" office:value-type="string">
            <text:p>Update of a new document (file) does not change the publication status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5</text:p>
          </table:table-cell>
          <table:table-cell table:style-name="ce96" office:value-type="string">
            <text:p>Check displaying title of form in Workflow Controll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7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342</text:p>
          </table:table-cell>
          <table:table-cell table:style-name="ce94" office:value-type="string">
            <text:p>Check the name of document author</text:p>
          </table:table-cell>
          <table:table-cell table:style-name="ce94" office:value-type="string">
            <text:p>Low </text:p>
          </table:table-cell>
          <table:table-cell/>
          <table:table-cell table:style-name="ce107" table:number-columns-repeated="251"/>
          <table:table-cell table:style-name="ce110"/>
        </table:table-row>
        <table:table-row table:style-name="ro1">
          <table:table-cell table:style-name="ce90" office:value-type="string">
            <text:p>REG_DMS_CCP-419</text:p>
          </table:table-cell>
          <table:table-cell table:style-name="ce96" office:value-type="string">
            <text:p>Check delete tag for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Modifi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Creat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32</text:p>
          </table:table-cell>
          <table:table-cell table:style-name="ce96" office:value-type="string">
            <text:p>Check deleting content created in category from the web content fold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11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add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1</text:p>
          </table:table-cell>
          <table:table-cell table:style-name="ce96" office:value-type="string">
            <text:p>Check using List View in Sites Explor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53</text:p>
          </table:table-cell>
          <table:table-cell table:style-name="ce96" office:value-type="string">
            <text:p>Check showing iterator in I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7">
          <table:table-cell table:style-name="ce90" office:value-type="string">
            <text:p>REG_DMS_CCP-551</text:p>
          </table:table-cell>
          <table:table-cell table:style-name="ce96" office:value-type="string">
            <text:p>Cannot scroll when using drag &amp; drop nodes in JCR explorer from up to bottom</text:p>
            <text:p/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 be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't be over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1" table:number-columns-repeated="2"/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1</text:p>
          </table:table-cell>
          <table:table-cell table:style-name="ce97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1</text:p>
          </table:table-cell>
          <table:table-cell table:style-name="ce98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2</text:p>
          </table:table-cell>
          <table:table-cell table:style-name="ce97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3</text:p>
          </table:table-cell>
          <table:table-cell table:style-name="ce97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4</text:p>
          </table:table-cell>
          <table:table-cell table:style-name="ce97" office:value-type="string">
            <text:p>Check right click menu in IE8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5</text:p>
          </table:table-cell>
          <table:table-cell table:style-name="ce97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5</text:p>
          </table:table-cell>
          <table:table-cell table:style-name="ce98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6</text:p>
          </table:table-cell>
          <table:table-cell table:style-name="ce97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7</text:p>
          </table:table-cell>
          <table:table-cell table:style-name="ce97" office:value-type="string">
            <text:p>Check the displaying of link in document view mode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2" office:value-type="string">
            <text:p>REG_AIO168_ECM_008</text:p>
          </table:table-cell>
          <table:table-cell table:style-name="ce97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09</text:p>
          </table:table-cell>
          <table:table-cell table:style-name="ce97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0</text:p>
          </table:table-cell>
          <table:table-cell table:style-name="ce97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1</text:p>
          </table:table-cell>
          <table:table-cell table:style-name="ce99" office:value-type="string">
            <text:p>Check message when action in 2 window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9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6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3</text:p>
          </table:table-cell>
          <table:table-cell table:style-name="ce99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9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4</text:p>
          </table:table-cell>
          <table:table-cell table:style-name="ce99" office:value-type="string">
            <text:p>Check if possible to retrieve the lock on a node even by the roo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5</text:p>
          </table:table-cell>
          <table:table-cell table:style-name="ce99" office:value-type="string">
            <text:p>Check displaying taxonomy with long nam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6</text:p>
          </table:table-cell>
          <table:table-cell table:style-name="ce99" office:value-type="string">
            <text:p>Validate Sites Administration by W3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7</text:p>
          </table:table-cell>
          <table:table-cell table:style-name="ce99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8</text:p>
          </table:table-cell>
          <table:table-cell table:style-name="ce99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8</text:p>
          </table:table-cell>
          <table:table-cell table:style-name="ce96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9</text:p>
          </table:table-cell>
          <table:table-cell table:style-name="ce97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9</text:p>
          </table:table-cell>
          <table:table-cell table:style-name="ce98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French translation for tooltip of Add item icon in Add properties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Content Browse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Fast Content Creato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ooltip of icons in Action configuration page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“add” lifecycle is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version states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Add item tool tip in Add symlink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upload tool tip in Upload fil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Sites Explorer portlet's titl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ool tip of select authentication class while adding new repository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tooltip on icon in Add new action typ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permission icon's tooltip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view Template while editing view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number-columns-repeated="3"/>
          <table:table-cell table:number-columns-repeated="252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C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8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ce137"/>
        <table:table-column table:style-name="co8" table:default-cell-style-name="Default"/>
        <table:table-column table:style-name="co29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8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8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8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71])" office:value-type="float" office:value="1" table:number-columns-spanned="3" table:number-rows-spanned="1">
            <text:p>1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8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5"/>
          <table:table-cell table:style-name="ce161"/>
          <table:table-cell table:number-columns-repeated="2"/>
          <table:table-cell table:style-name="ce158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23">
          <table:table-cell table:style-name="ce135" office:value-type="float" office:value="1">
            <text:p>1.00</text:p>
          </table:table-cell>
          <table:table-cell table:style-name="ce142" office:value-type="string">
            <text:p>REG_AIO161_ECM_001</text:p>
          </table:table-cell>
          <table:table-cell table:style-name="ce148" office:value-type="float" office:value="1">
            <text:p>1.00</text:p>
          </table:table-cell>
          <table:table-cell table:style-name="ce152" table:formula="of:=[.B7]" office:value-type="string" office:string-value="REG_AIO161_ECM_001">
            <text:p>REG_AIO161_ECM_001</text:p>
          </table:table-cell>
          <table:table-cell table:style-name="ce154" office:value-type="string">
            <text:p>Problem with the import of the version history for a node type nt: file</text:p>
          </table:table-cell>
          <table:table-cell table:style-name="ce137" office:value-type="string">
            <text:p>Step 1: Add Admin view </text:p>
          </table:table-cell>
          <table:table-cell table:style-name="ce137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58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0">
          <table:table-cell table:style-name="ce135"/>
          <table:table-cell table:style-name="ce142" office:value-type="string">
            <text:p>REG_AIO161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2" table:formula="of:=[.B8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2: Create nt:file</text:p>
          </table:table-cell>
          <table:table-cell table:style-name="ce137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58" office:value-type="string">
            <text:p>File is crea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 table:style-name="ce137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1">
          <table:table-cell table:style-name="ce136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9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3: Add version for added document</text:p>
          </table:table-cell>
          <table:table-cell table:style-name="ce137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37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23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4: Export node</text:p>
          </table:table-cell>
          <table:table-cell table:style-name="ce137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37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5: Delete node</text:p>
          </table:table-cell>
          <table:table-cell table:style-name="ce137" office:value-type="string">
            <text:p>Delete added nt:File</text:p>
          </table:table-cell>
          <table:table-cell table:style-name="ce137" office:value-type="string">
            <text:p>Node is dele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32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3" table:formula="of:=[.B12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6: Import node</text:p>
          </table:table-cell>
          <table:table-cell table:style-name="ce137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37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 table:style-name="ce137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63"/>
          <table:table-cell table:number-columns-repeated="244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4" table:print="false">
        <table:table-column table:style-name="co30" table:default-cell-style-name="ce172"/>
        <table:table-column table:style-name="co31" table:default-cell-style-name="ce175"/>
        <table:table-column table:style-name="co32" table:default-cell-style-name="ce179"/>
        <table:table-column table:style-name="co33" table:default-cell-style-name="ce181"/>
        <table:table-column table:style-name="co34" table:default-cell-style-name="ce171"/>
        <table:table-column table:style-name="co35" table:default-cell-style-name="ce208"/>
        <table:table-column table:style-name="co36" table:default-cell-style-name="ce171"/>
        <table:table-column table:style-name="co37" table:default-cell-style-name="ce211"/>
        <table:table-column table:style-name="co8" table:default-cell-style-name="ce250"/>
        <table:table-column table:style-name="co38" table:default-cell-style-name="ce147"/>
        <table:table-column table:style-name="co26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ce162"/>
          <table:table-cell table:style-name="Default"/>
          <table:table-cell table:style-name="ce270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39"/>
          <table:table-cell table:style-name="ce144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Default" table:number-columns-repeated="2"/>
          <table:table-cell table:style-name="ce270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21">
          <table:table-cell table:style-name="Default"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style-name="Default" table:number-columns-repeated="2"/>
          <table:table-cell table:style-name="ce270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0" office:value-type="string">
            <text:p>Total Main Cases:</text:p>
          </table:table-cell>
          <table:table-cell table:style-name="ce146" table:formula="of:=MAX([.A7:.A861])" office:value-type="float" office:value="5" table:number-columns-spanned="3" table:number-rows-spanned="1">
            <text:p>5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style-name="Default" table:number-columns-repeated="2"/>
          <table:table-cell table:style-name="ce270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1"/>
          <table:table-cell table:style-name="ce147"/>
          <table:table-cell table:style-name="ce151" table:number-columns-repeated="5"/>
          <table:table-cell table:style-name="ce161"/>
          <table:table-cell table:style-name="Default" table:number-columns-repeated="2"/>
          <table:table-cell table:style-name="ce270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number-columns-repeated="240"/>
        </table:table-row>
        <table:table-row table:style-name="ro1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15">
          <table:table-cell table:style-name="ce136" office:value-type="float" office:value="1">
            <text:p>1.00</text:p>
          </table:table-cell>
          <table:table-cell table:style-name="ce142" office:value-type="string">
            <text:p>REG_AIO165_ECM_001</text:p>
          </table:table-cell>
          <table:table-cell table:style-name="ce148" office:value-type="float" office:value="1">
            <text:p>1.00</text:p>
          </table:table-cell>
          <table:table-cell table:style-name="ce152" table:formula="of:=[.B7]" office:value-type="string" office:string-value="REG_AIO165_ECM_001">
            <text:p>REG_AIO165_ECM_001</text:p>
          </table:table-cell>
          <table:table-cell table:style-name="ce154" office:value-type="string">
            <text:p>Search by name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 office:value-type="string">
            <text:p>Currently return no search result when search by name using simple search</text:p>
          </table:table-cell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15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5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2" table:formula="of:=[.B8]" office:value-type="string" office:string-value="REG_AIO165_ECM_001">
            <text:p>REG_AIO165_ECM_001</text:p>
          </table:table-cell>
          <table:table-cell table:style-name="ce137" office:value-type="string">
            <text:p>Search by name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12" office:value-type="string">
            <text:p>- In the Address bar research field, put the name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73" office:value-type="string">
            <text:p>REG_AIO165_ECM_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2" table:formula="of:=[.B9]" office:value-type="string" office:string-value="REG_AIO165_ECM_001">
            <text:p>REG_AIO165_ECM_001</text:p>
          </table:table-cell>
          <table:table-cell table:style-name="ce154" office:value-type="string">
            <text:p>Search by content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 office:value-type="string">
            <text:p>Currently return no search result when search by content using simple search</text:p>
          </table:table-cell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0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5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2" table:formula="of:=[.B10]" office:value-type="string" office:string-value="REG_AIO165_ECM_001">
            <text:p>REG_AIO165_ECM_001</text:p>
          </table:table-cell>
          <table:table-cell table:style-name="ce137" office:value-type="string">
            <text:p>Search by content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12" office:value-type="string">
            <text:p>- In the Address bar research field, put the text in content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3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42" office:value-type="string">
            <text:p>REG_AIO165_ECM_002</text:p>
          </table:table-cell>
          <table:table-cell table:style-name="ce148" office:value-type="float" office:value="1">
            <text:p>1.00</text:p>
          </table:table-cell>
          <table:table-cell table:style-name="ce152" table:formula="of:=[.B11]" office:value-type="string" office:string-value="REG_AIO165_ECM_002">
            <text:p>REG_AIO165_ECM_002</text:p>
          </table:table-cell>
          <table:table-cell table:style-name="ce154" office:value-type="string">
            <text:p>Check deleting taxonomy tree from Site Explorer</text:p>
          </table:table-cell>
          <table:table-cell table:style-name="ce137" office:value-type="string">
            <text:p>Step 1: Create new taxonomy tree</text:p>
          </table:table-cell>
          <table:table-cell table:style-name="ce158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9">- Click on next </text:span><text:span text:style-name="T9">to add </text:span><text:span text:style-name="T9">permission to </text:span><text:span text:style-name="T9">this </text:span><text:span text:style-name="T9">taxonomy,sel</text:span><text:span text:style-name="T9">ect any and </text:span><text:span text:style-name="T9">add all the </text:span><text:span text:style-name="T9">permissions(r</text:span><text:span text:style-name="T9">ead,remove...</text:span><text:span text:style-name="T9">)</text:span></text:p>
            <text:p><text:span text:style-name="T9">- Click on </text:span><text:span text:style-name="T9">save and then </text:span><text:span text:style-name="T9">next to add an </text:span><text:span text:style-name="T9">action to a </text:span><text:span text:style-name="T9">taxonomy(typ</text:span><text:span text:style-name="T9">e the name </text:span><text:span text:style-name="T9">and select </text:span><text:span text:style-name="T9">collaboration </text:span><text:span text:style-name="T9">as Target </text:span><text:span text:style-name="T9">workspace </text:span><text:span text:style-name="T9">and /sites </text:span><text:span text:style-name="T9">content/live/a</text:span><text:span text:style-name="T9">cme/categorie</text:span><text:span text:style-name="T9">s as Target </text:span><text:span text:style-name="T9">path) and </text:span><text:span text:style-name="T9">then click on </text:span><text:span text:style-name="T9">save.</text:span></text:p>
          </table:table-cell>
          <table:table-cell table:style-name="ce158" office:value-type="string">
            <text:p>Create new taxonomy tree successfully</text:p>
          </table:table-cell>
          <table:table-cell table:style-name="ce158" office:value-type="string">
            <text:p>High</text:p>
          </table:table-cell>
          <table:table-cell table:style-name="ce158" office:value-type="string">
            <text:p>ECM-5409 </text:p>
            <text:p><text:span text:style-name="T10">CCP-331</text:span></text:p>
          </table:table-cell>
          <table:table-cell table:style-name="Default"/>
          <table:table-cell table:style-name="ce163"/>
          <table:table-cell table:style-name="ce273" table:number-columns-repeated="235"/>
          <table:table-cell table:style-name="ce170" table:number-columns-repeated="9"/>
        </table:table-row>
        <table:table-row table:style-name="ro34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REG_AIO165_ECM_002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2" table:formula="of:=[.B12]" office:value-type="string" office:string-value="REG_AIO165_ECM_002">
            <text:p>REG_AIO165_ECM_002</text:p>
          </table:table-cell>
          <table:table-cell table:style-name="ce155" office:value-type="string">
            <text:p>Check deleting taxonomy tree from Site Explorer</text:p>
          </table:table-cell>
          <table:table-cell table:style-name="ce137" office:value-type="string">
            <text:p>Step 2: Delete category</text:p>
          </table:table-cell>
          <table:table-cell table:style-name="ce213" office:value-type="string">
            <text:p>Go to site explorer and select sites management, under /acme/categories you will find the created category, try to delete this category</text:p>
          </table:table-cell>
          <table:table-cell table:style-name="ce158" office:value-type="string">
            <text:p>The category is deleted</text:p>
          </table:table-cell>
          <table:table-cell table:style-name="ce158" office:value-type="string">
            <text:p>High</text:p>
          </table:table-cell>
          <table:table-cell table:style-name="ce158" office:value-type="string">
            <text:p>ECM-5409 </text:p>
            <text:p><text:span text:style-name="T10">CCP-331</text:span></text:p>
          </table:table-cell>
          <table:table-cell table:style-name="ce163" office:value-type="string">
            <text:p>a message Box appears and we got an AccessDeniedException .</text:p>
          </table:table-cell>
          <table:table-cell table:style-name="ce163"/>
          <table:table-cell table:style-name="ce273" table:number-columns-repeated="235"/>
          <table:table-cell table:style-name="ce170" table:number-columns-repeated="9"/>
        </table:table-row>
        <table:table-row table:style-name="ro30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42" office:value-type="string">
            <text:p>REG_AIO165_ECM_003</text:p>
          </table:table-cell>
          <table:table-cell table:style-name="ce148" office:value-type="float" office:value="1">
            <text:p>1.00</text:p>
          </table:table-cell>
          <table:table-cell table:style-name="ce152" table:formula="of:=[.B13]" office:value-type="string" office:string-value="REG_AIO165_ECM_003">
            <text:p>REG_AIO165_ECM_003</text:p>
          </table:table-cell>
          <table:table-cell table:style-name="ce154" office:value-type="string">
            <text:p>Check if The day of the month in the calendar pop-up is translated to French</text:p>
          </table:table-cell>
          <table:table-cell table:style-name="ce206" office:value-type="string">
            <text:p>Step 1: Change language</text:p>
          </table:table-cell>
          <table:table-cell table:style-name="ce206" office:value-type="string">
            <text:p>Go to Language Setting &amp; select French to display</text:p>
          </table:table-cell>
          <table:table-cell table:style-name="ce247" office:value-type="string">
            <text:p>The site is displayed in French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ECM-5382</text:p>
            <text:p>Portal-3767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0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2" table:formula="of:=[.B14]" office:value-type="string" office:string-value="REG_AIO165_ECM_003">
            <text:p>REG_AIO165_ECM_003</text:p>
          </table:table-cell>
          <table:table-cell table:style-name="ce137" office:value-type="string">
            <text:p>Check if The day of the month in the calendar pop-up is translated to French</text:p>
          </table:table-cell>
          <table:table-cell table:style-name="ce206" office:value-type="string">
            <text:p>Step 2: Check showing calendar popup in Site Explorer</text:p>
          </table:table-cell>
          <table:table-cell table:style-name="ce206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6" office:value-type="string">
            <text:p>- The day of the month in the calendar pop-up is well translated to French</text:p>
            <text:p>- The week is start by Sunda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ECM-5382</text:p>
            <text:p>Portal-3767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52" table:formula="of:=[.B15]" office:value-type="string" office:string-value="REG_AIO165_ECM_003">
            <text:p>REG_AIO165_ECM_003</text:p>
          </table:table-cell>
          <table:table-cell table:style-name="ce154" office:value-type="string">
            <text:p>Check the label of content-publishing validation form in French</text:p>
          </table:table-cell>
          <table:table-cell table:style-name="ce206" office:value-type="string">
            <text:p>Step 1: Create document</text:p>
          </table:table-cell>
          <table:table-cell table:style-name="ce206" office:value-type="string">
            <text:p>- Go to Site Explorer → Site Management</text:p>
            <text:p>- Select 1 folder &amp; add document</text:p>
          </table:table-cell>
          <table:table-cell table:style-name="ce247" office:value-type="string">
            <text:p>Create new document successfull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Default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52" table:formula="of:=[.B16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2: Add action on document</text:p>
          </table:table-cell>
          <table:table-cell table:style-name="ce206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6" office:value-type="string">
            <text:p>Create new action successfull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5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52" table:formula="of:=[.B17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3: Execute action</text:p>
          </table:table-cell>
          <table:table-cell table:style-name="ce206" office:value-type="string">
            <text:p>Right click on above document &amp; select the name of has just been added action</text:p>
          </table:table-cell>
          <table:table-cell table:style-name="ce247" office:value-type="string">
            <text:p>The action on document is done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6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52" table:formula="of:=[.B18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4: Manage action</text:p>
          </table:table-cell>
          <table:table-cell table:style-name="ce206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6" office:value-type="string">
            <text:p>The Task Manager form is shown, all labels are well translated in French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 office:value-type="string">
            <text:p>There're some errors in label in form in French</text:p>
          </table:table-cell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">
          <table:table-cell table:style-name="ce171" table:number-columns-repeated="2"/>
          <table:table-cell table:style-name="ce148"/>
          <table:table-cell table:style-name="ce171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/>
          <table:table-cell table:style-name="ce174"/>
          <table:table-cell table:number-columns-repeated="2"/>
          <table:table-cell table:style-name="ce184"/>
          <table:table-cell table:style-name="ce207"/>
          <table:table-cell table:style-name="ce208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4"/>
          <table:table-cell table:style-name="ce207"/>
          <table:table-cell table:style-name="ce208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03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6"/>
          <table:table-cell/>
          <table:table-cell table:style-name="ce208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7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7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2"/>
          <table:table-cell table:style-name="ce209"/>
          <table:table-cell table:style-name="ce241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2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2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3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203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2"/>
          <table:table-cell table:style-name="ce193"/>
          <table:table-cell table:style-name="ce244"/>
          <table:table-cell table:style-name="ce198"/>
          <table:table-cell/>
          <table:table-cell table:style-name="ce258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8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2"/>
          <table:table-cell table:style-name="ce193"/>
          <table:table-cell table:style-name="ce245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3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5"/>
          <table:table-cell table:style-name="ce196"/>
          <table:table-cell table:style-name="ce245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6" table:number-columns-repeated="2"/>
          <table:table-cell table:style-name="ce246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6" table:number-columns-repeated="2"/>
          <table:table-cell table:style-name="ce246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7"/>
          <table:table-cell/>
          <table:table-cell table:style-name="ce203"/>
          <table:table-cell table:number-columns-repeated="2"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8" table:number-columns-repeated="3"/>
          <table:table-cell table:style-name="ce200"/>
          <table:table-cell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8" table:number-columns-repeated="3"/>
          <table:table-cell table:style-name="ce200"/>
          <table:table-cell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82"/>
          <table:table-cell table:style-name="ce199"/>
          <table:table-cell table:style-name="ce210"/>
          <table:table-cell table:style-name="ce191"/>
          <table:table-cell table:style-name="ce249"/>
          <table:table-cell/>
          <table:table-cell table:style-name="ce261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82"/>
          <table:table-cell table:style-name="ce200" table:number-columns-repeated="3"/>
          <table:table-cell table:style-name="ce198"/>
          <table:table-cell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4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4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72"/>
          <table:table-cell/>
          <table:table-cell table:style-name="ce201"/>
          <table:table-cell/>
          <table:table-cell table:style-name="ce191"/>
          <table:table-cell table:number-columns-repeated="2"/>
          <table:table-cell table:style-name="ce265"/>
          <table:table-cell table:style-name="ce264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2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/>
          <table:table-cell table:style-name="ce176"/>
          <table:table-cell table:number-columns-repeated="2"/>
          <table:table-cell table:style-name="ce204"/>
          <table:table-cell table:style-name="ce211"/>
          <table:table-cell table:style-name="ce205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/>
          <table:table-cell table:style-name="ce176"/>
          <table:table-cell table:number-columns-repeated="2"/>
          <table:table-cell table:style-name="ce205"/>
          <table:table-cell table:style-name="ce211"/>
          <table:table-cell table:style-name="ce205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/>
          <table:table-cell table:style-name="ce176"/>
          <table:table-cell table:number-columns-repeated="2"/>
          <table:table-cell table:style-name="ce205"/>
          <table:table-cell table:style-name="ce211"/>
          <table:table-cell table:style-name="ce203"/>
          <table:table-cell table:style-name="ce205"/>
          <table:table-cell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203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3"/>
          <table:table-cell/>
          <table:table-cell table:style-name="ce191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3"/>
          <table:table-cell/>
          <table:table-cell table:style-name="ce191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2"/>
          <table:table-cell/>
          <table:table-cell table:style-name="ce191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203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 table:number-columns-repeated="3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191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/>
          <table:table-cell/>
          <table:table-cell table:style-name="ce208" table:number-columns-repeated="2"/>
          <table:table-cell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/>
          <table:table-cell/>
          <table:table-cell table:style-name="ce208" table:number-columns-repeated="2"/>
          <table:table-cell/>
          <table:table-cell table:style-name="ce256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style-name="ce263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.6.6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8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3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3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3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35])" office:value-type="float" office:value="5" table:number-columns-spanned="3" table:number-rows-spanned="1">
            <text:p>5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3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153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</table:table-row>
        <table:table-row table:style-name="ro8">
          <table:table-cell table:style-name="ce136" office:value-type="float" office:value="1">
            <text:p>1.00</text:p>
          </table:table-cell>
          <table:table-cell table:style-name="ce142" office:value-type="string">
            <text:p>REG_AIO166_ECM_001</text:p>
          </table:table-cell>
          <table:table-cell table:style-name="ce148" office:value-type="float" office:value="1">
            <text:p>1.00</text:p>
          </table:table-cell>
          <table:table-cell table:style-name="ce275" table:formula="of:=[.B7]" office:value-type="string" office:string-value="REG_AIO166_ECM_001">
            <text:p>REG_AIO166_ECM_001</text:p>
          </table:table-cell>
          <table:table-cell table:style-name="ce275" office:value-type="string">
            <text:p>Check double click on node in IE7</text:p>
          </table:table-cell>
          <table:table-cell table:style-name="ce153" office:value-type="string">
            <text:p>Step 1: Go to Sites Explorer</text:p>
          </table:table-cell>
          <table:table-cell table:style-name="ce153" office:value-type="string">
            <text:p>- Login by root</text:p>
            <text:p>- Go to Site Explorer</text:p>
            <text:p>- Select ACME drive</text:p>
          </table:table-cell>
          <table:table-cell table:style-name="ce153" office:value-type="string">
            <text:p>All nodes in ACME drive are listed in lef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0</text:p>
            <text:p>CCP-401</text:p>
          </table:table-cell>
          <table:table-cell table:number-columns-repeated="245"/>
        </table:table-row>
        <table:table-row table:style-name="ro30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6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6_ECM_001">
            <text:p>REG_AIO166_ECM_001</text:p>
          </table:table-cell>
          <table:table-cell table:style-name="ce153" office:value-type="string">
            <text:p>Check double click on node in IE7</text:p>
          </table:table-cell>
          <table:table-cell table:style-name="ce153" office:value-type="string">
            <text:p>Step 2: Spread node in left tree</text:p>
          </table:table-cell>
          <table:table-cell table:style-name="ce153" office:value-type="string">
            <text:p>- Double click on 1 node from left tree</text:p>
          </table:table-cell>
          <table:table-cell table:style-name="ce153" office:value-type="string">
            <text:p>The node is expanded like action 1 click, sub node are lis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0</text:p>
            <text:p>CCP-401</text:p>
          </table:table-cell>
          <table:table-cell table:style-name="ce153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2" office:value-type="string">
            <text:p>REG_AIO166_ECM_002</text:p>
          </table:table-cell>
          <table:table-cell table:style-name="ce148" office:value-type="float" office:value="1">
            <text:p>1.00</text:p>
          </table:table-cell>
          <table:table-cell table:style-name="ce153" table:formula="of:=[.B9]" office:value-type="string" office:string-value="REG_AIO166_ECM_002">
            <text:p>REG_AIO166_ECM_002</text:p>
          </table:table-cell>
          <table:table-cell table:style-name="ce275" office:value-type="string">
            <text:p>Check if there's any default right for each newly added workspace</text:p>
          </table:table-cell>
          <table:table-cell table:style-name="ce153" office:value-type="string">
            <text:p>Step 1: Show add new repository form</text:p>
          </table:table-cell>
          <table:table-cell table:style-name="ce153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153" office:value-type="string">
            <text:p>Add new repository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/>
          <table:table-cell table:number-columns-repeated="244"/>
        </table:table-row>
        <table:table-row table:style-name="ro1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6_ECM_002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6_ECM_002">
            <text:p>REG_AIO166_ECM_002</text:p>
          </table:table-cell>
          <table:table-cell table:style-name="ce153" office:value-type="string">
            <text:p>Check if there's any default right for each newly added workspace</text:p>
          </table:table-cell>
          <table:table-cell table:style-name="ce153" office:value-type="string">
            <text:p>Step 2: Add new workspace</text:p>
          </table:table-cell>
          <table:table-cell table:style-name="ce153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153" office:value-type="string">
            <text:p>New workspace is added &amp; listed as a link in Add new repository form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6_ECM_002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6_ECM_002">
            <text:p>REG_AIO166_ECM_002</text:p>
          </table:table-cell>
          <table:table-cell table:style-name="ce153" office:value-type="string">
            <text:p>Check if there's any default right for each newly added workspace</text:p>
          </table:table-cell>
          <table:table-cell table:style-name="ce153" office:value-type="string">
            <text:p>Step 3: Show form to edit added workspace</text:p>
          </table:table-cell>
          <table:table-cell table:style-name="ce153" office:value-type="string">
            <text:p>Click on the link of new added workspace</text:p>
          </table:table-cell>
          <table:table-cell table:style-name="ce153" office:value-type="string">
            <text:p>Information of selected workspace is displayed at step 1: the permission is correct a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 office:value-type="string">
            <text:p>the right : any/read is added by default</text:p>
          </table:table-cell>
          <table:table-cell table:number-columns-repeated="244"/>
        </table:table-row>
        <table:table-row table:style-name="ro1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42" office:value-type="string">
            <text:p>REG_AIO166_ECM_003</text:p>
          </table:table-cell>
          <table:table-cell table:style-name="ce148" office:value-type="float" office:value="1">
            <text:p>1.00</text:p>
          </table:table-cell>
          <table:table-cell table:style-name="ce275" table:formula="of:=[.B12]" office:value-type="string" office:string-value="REG_AIO166_ECM_003">
            <text:p>REG_AIO166_ECM_003</text:p>
          </table:table-cell>
          <table:table-cell table:style-name="ce275" office:value-type="string">
            <text:p>Check displaying node in left pane while selecting path for symlink</text:p>
          </table:table-cell>
          <table:table-cell table:style-name="ce153" office:value-type="string">
            <text:p>Step 1: Go to Manage Sites</text:p>
          </table:table-cell>
          <table:table-cell table:style-name="ce153" office:value-type="string">
            <text:p>- Login by admin</text:p>
            <text:p>- Go to Group/Sites Explorer/Sites Management</text:p>
          </table:table-cell>
          <table:table-cell table:style-name="ce153" office:value-type="string">
            <text:p>Sites Management drive is display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3" table:formula="of:=[.B13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Select acme</text:p>
            <text:p>- Add new document</text:p>
          </table:table-cell>
          <table:table-cell table:style-name="ce153" office:value-type="string">
            <text:p>Add document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3" table:formula="of:=[.B14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3: Show add symlink form</text:p>
          </table:table-cell>
          <table:table-cell table:style-name="ce153" office:value-type="string">
            <text:p>- In right pane: right click on blank area and select Add Sym Link from menu</text:p>
          </table:table-cell>
          <table:table-cell table:style-name="ce153" office:value-type="string">
            <text:p>Sym Link Manager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3" table:formula="of:=[.B15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4: Show form to choose Target node</text:p>
          </table:table-cell>
          <table:table-cell table:style-name="ce153" office:value-type="string">
            <text:p>In Sym Link Manager form click + icon</text:p>
          </table:table-cell>
          <table:table-cell table:style-name="ce153" office:value-type="string">
            <text:p>Choose Target Node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3" table:formula="of:=[.B16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5: Check displaying node</text:p>
          </table:table-cell>
          <table:table-cell table:style-name="ce153" office:value-type="string">
            <text:p>In left pane, select sites content/live/acme</text:p>
          </table:table-cell>
          <table:table-cell table:style-name="ce153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 office:value-type="string">
            <text:p>Left pane list document nodes also</text:p>
          </table:table-cell>
          <table:table-cell table:number-columns-repeated="244"/>
        </table:table-row>
        <table:table-row table:style-name="ro36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42" office:value-type="string">
            <text:p>REG_AIO166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17]" office:value-type="string" office:string-value="REG_AIO166_ECM_004">
            <text:p>REG_AIO166_ECM_004</text:p>
          </table:table-cell>
          <table:table-cell table:style-name="ce275" office:value-type="string">
            <text:p>Check showing uploaded file with illegal JCR characters in Name in Manage Publication form</text:p>
          </table:table-cell>
          <table:table-cell table:style-name="ce153" office:value-type="string">
            <text:p>Step 1: Upload file</text:p>
          </table:table-cell>
          <table:table-cell table:style-name="ce153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153" office:value-type="string">
            <text:p>File is uploa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2</text:p>
            <text:p>CCP-403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REG_AIO166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18]" office:value-type="string" office:string-value="REG_AIO166_ECM_004">
            <text:p>REG_AIO166_ECM_004</text:p>
          </table:table-cell>
          <table:table-cell table:style-name="ce153" office:value-type="string">
            <text:p>Check showing uploaded file with illegal JCR characters in Name in Manage Publication form</text:p>
          </table:table-cell>
          <table:table-cell table:style-name="ce153" office:value-type="string">
            <text:p>Step 2: View in Manage Publication</text:p>
          </table:table-cell>
          <table:table-cell table:style-name="ce153" office:value-type="string">
            <text:p>- Double click on uploaded file to view its content</text:p>
            <text:p>- Click Manage publication</text:p>
          </table:table-cell>
          <table:table-cell table:style-name="ce153" office:value-type="string">
            <text:p>File is displayed with correct nam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2</text:p>
            <text:p>CCP-403</text:p>
          </table:table-cell>
          <table:table-cell table:style-name="ce153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2" office:value-type="string">
            <text:p>REG_AIO166_ECM_005</text:p>
          </table:table-cell>
          <table:table-cell table:style-name="ce148" office:value-type="float" office:value="1">
            <text:p>1.00</text:p>
          </table:table-cell>
          <table:table-cell table:style-name="ce275" table:formula="of:=[.B19]" office:value-type="string" office:string-value="REG_AIO166_ECM_005">
            <text:p>REG_AIO166_ECM_005</text:p>
          </table:table-cell>
          <table:table-cell table:style-name="ce275" office:value-type="string">
            <text:p>Check changing publication status when update document (file)</text:p>
          </table:table-cell>
          <table:table-cell table:style-name="ce153" office:value-type="string">
            <text:p>Step 1: Upload file</text:p>
          </table:table-cell>
          <table:table-cell table:style-name="ce153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153" office:value-type="string">
            <text:p>Upload is do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6_ECM_005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6_ECM_005">
            <text:p>REG_AIO166_ECM_005</text:p>
          </table:table-cell>
          <table:table-cell table:style-name="ce153" office:value-type="string">
            <text:p>Check changing publication status when update document (file)</text:p>
          </table:table-cell>
          <table:table-cell table:style-name="ce153" office:value-type="string">
            <text:p>Step 2: Public file</text:p>
          </table:table-cell>
          <table:table-cell table:style-name="ce153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153" office:value-type="string">
            <text:p>- New version is added</text:p>
            <text:p>- The file is publish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/>
          <table:table-cell table:number-columns-repeated="244"/>
        </table:table-row>
        <table:table-row table:style-name="ro36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AIO166_ECM_005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3" table:formula="of:=[.B21]" office:value-type="string" office:string-value="REG_AIO166_ECM_005">
            <text:p>REG_AIO166_ECM_005</text:p>
          </table:table-cell>
          <table:table-cell table:style-name="ce153" office:value-type="string">
            <text:p>Check changing publication status when update document (file)</text:p>
          </table:table-cell>
          <table:table-cell table:style-name="ce153" office:value-type="string">
            <text:p>Step 3: Upload file with same name</text:p>
          </table:table-cell>
          <table:table-cell table:style-name="ce153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153" office:value-type="string">
            <text:p>- The file is uploaded, replace the first one</text:p>
            <text:p>- Status of document is draft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2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5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5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5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54])" office:value-type="float" office:value="18" table:number-columns-spanned="3" table:number-rows-spanned="1">
            <text:p>18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155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</table:table-row>
        <table:table-row table:style-name="ro30">
          <table:table-cell table:style-name="ce136" office:value-type="float" office:value="1">
            <text:p>1.00</text:p>
          </table:table-cell>
          <table:table-cell table:style-name="ce142" office:value-type="string">
            <text:p>REG_AIO167_ECM_001</text:p>
          </table:table-cell>
          <table:table-cell table:style-name="ce148" office:value-type="float" office:value="1">
            <text:p>1.00</text:p>
          </table:table-cell>
          <table:table-cell table:style-name="ce275" table:formula="of:=[.B7]" office:value-type="string" office:string-value="REG_AIO167_ECM_001">
            <text:p>REG_AIO167_ECM_001</text:p>
          </table:table-cell>
          <table:table-cell table:style-name="ce275" office:value-type="string">
            <text:p>Check the name of document author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number-columns-repeated="245"/>
        </table:table-row>
        <table:table-row table:style-name="ro23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2: Add more view to display</text:p>
          </table:table-cell>
          <table:table-cell table:style-name="ce153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153" office:value-type="string">
            <text:p>Drive is edited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3" table:formula="of:=[.B9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3: Check owner of added document in admin view</text:p>
          </table:table-cell>
          <table:table-cell table:style-name="ce153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4: Check owner of add document in system view</text:p>
          </table:table-cell>
          <table:table-cell table:style-name="ce153" office:value-type="string">
            <text:p>- Select system view</text:p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5: Check owner of add document in wcm view</text:p>
          </table:table-cell>
          <table:table-cell table:style-name="ce153" office:value-type="string">
            <text:p>- Select wcm view</text:p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30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142" office:value-type="string">
            <text:p>REG_AIO167_ECM_002</text:p>
          </table:table-cell>
          <table:table-cell table:style-name="ce148" office:value-type="float" office:value="1">
            <text:p>1.00</text:p>
          </table:table-cell>
          <table:table-cell table:style-name="ce153" table:formula="of:=[.B12]" office:value-type="string" office:string-value="REG_AIO167_ECM_002">
            <text:p>REG_AIO167_ECM_002</text:p>
          </table:table-cell>
          <table:table-cell table:style-name="ce275" office:value-type="string">
            <text:p>Check delete tag for document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'Bugs_v1.6.9'.F7];6;FIND(&quot;:&quot;;['Bugs_v1.6.9'.F7];1)-FIND(&quot; &quot;;['Bugs_v1.6.9'.F7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'Bugs_v1.6.9'.B7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2: Add tag for document</text:p>
          </table:table-cell>
          <table:table-cell table:style-name="ce153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153" office:value-type="string">
            <text:p>Tag is ad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7">
          <table:table-cell table:style-name="ce136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'Bugs_v1.6.9'.B8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3: Check listing added tag</text:p>
          </table:table-cell>
          <table:table-cell table:style-name="ce153" office:value-type="string">
            <text:p>- Click Tag cloud icon</text:p>
          </table:table-cell>
          <table:table-cell table:style-name="ce153" office:value-type="string">
            <text:p>Added tag is listed in lef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8">
          <table:table-cell table:style-name="ce136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173" office:value-type="string">
            <text:p>REG_AIO167_ECM_002</text:p>
          </table:table-cell>
          <table:table-cell table:style-name="ce148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0">
            <text:p>0.00</text:p>
          </table:table-cell>
          <table:table-cell table:style-name="ce153" table:formula="of:=['Bugs_v1.6.9'.B9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4: Check listing document from specific tag</text:p>
          </table:table-cell>
          <table:table-cell table:style-name="ce153" office:value-type="string">
            <text:p>Click on name of tag in left pane</text:p>
          </table:table-cell>
          <table:table-cell table:style-name="ce153" office:value-type="string">
            <text:p>Added document above is listed in righ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173" office:value-type="string">
            <text:p>REG_AIO167_ECM_002</text:p>
          </table:table-cell>
          <table:table-cell table:style-name="ce148" table:formula="of:=IF(VALUE(MID(['Bugs_v1.6.9'.F10];6;FIND(&quot;:&quot;;['Bugs_v1.6.9'.F10];1)-FIND(&quot; &quot;;['Bugs_v1.6.9'.F10];1)-1))&gt;VALUE(MID(['Bugs_v1.6.9'.F9];6;FIND(&quot;:&quot;;['Bugs_v1.6.9'.F9];1)-FIND(&quot; &quot;;['Bugs_v1.6.9'.F9];1)-1));['Bugs_v1.6.9'.C9];['Bugs_v1.6.9'.C9]+1)" office:value-type="float" office:value="0">
            <text:p>0.00</text:p>
          </table:table-cell>
          <table:table-cell table:style-name="ce153" table:formula="of:=[.B16]" office:value-type="string" office:string-value="REG_AIO167_ECM_002">
            <text:p>REG_AIO167_ECM_002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5: Delete tag</text:p>
          </table:table-cell>
          <table:table-cell table:style-name="ce153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153" office:value-type="string">
            <text:p>Tag is dele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.B17]" office:value-type="string" office:string-value="REG_AIO167_ECM_002">
            <text:p>REG_AIO167_ECM_002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6: Check after deleting tag</text:p>
          </table:table-cell>
          <table:table-cell table:style-name="ce153" office:value-type="string">
            <text:p>- Click Tag cloud icon</text:p>
            <text:p>- Click on name of tag in left pane</text:p>
          </table:table-cell>
          <table:table-cell table:style-name="ce153" office:value-type="string">
            <text:p>There's no document lis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2" office:value-type="string">
            <text:p>REG_AIO167_ECM_003</text:p>
          </table:table-cell>
          <table:table-cell table:style-name="ce276" office:value-type="float" office:value="1">
            <text:p>1.00</text:p>
          </table:table-cell>
          <table:table-cell table:style-name="ce275" table:formula="of:=[.B18]" office:value-type="string" office:string-value="REG_AIO167_ECM_003">
            <text:p>REG_AIO167_ECM_003</text:p>
          </table:table-cell>
          <table:table-cell table:style-name="ce275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1: Add more view on drive</text:p>
          </table:table-cell>
          <table:table-cell table:style-name="ce153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153" office:value-type="string">
            <text:p>Drive is edi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3" table:formula="of:=[.B19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2: Upload file</text:p>
          </table:table-cell>
          <table:table-cell table:style-name="ce153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153" office:value-type="string">
            <text:p>Upload file is don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3: View Metadata</text:p>
          </table:table-cell>
          <table:table-cell table:style-name="ce153" office:value-type="string">
            <text:p>- Choose Admin view</text:p>
            <text:p>- Select uploaded file</text:p>
            <text:p>- Click View Metadata in Info tab</text:p>
          </table:table-cell>
          <table:table-cell table:style-name="ce153" office:value-type="string">
            <text:p>View metadata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number-columns-repeated="245"/>
        </table:table-row>
        <table:table-row table:style-name="ro34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3" table:formula="of:=[.B21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4: Edit metadata</text:p>
          </table:table-cell>
          <table:table-cell table:style-name="ce153" office:value-type="string">
            <text:p>- Click Add Edit</text:p>
            <text:p>- Change value for Date</text:p>
            <text:p>- Click Add item at another field</text:p>
          </table:table-cell>
          <table:table-cell table:style-name="ce153" office:value-type="string">
            <text:p>New text box is added for that field, Date keeps changed valu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7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2" office:value-type="string">
            <text:p>REG_AIO167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22]" office:value-type="string" office:string-value="REG_AIO167_ECM_004">
            <text:p>REG_AIO167_ECM_004</text:p>
          </table:table-cell>
          <table:table-cell table:style-name="ce275" office:value-type="string">
            <text:p>Check sorting document by Modified date</text:p>
          </table:table-cell>
          <table:table-cell table:style-name="ce153" office:value-type="string">
            <text:p>Step 1: Sort by Modified date</text:p>
          </table:table-cell>
          <table:table-cell table:style-name="ce153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153" office:value-type="string">
            <text:p>All nodes are sort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5</text:p>
            <text:p>CCP-508</text:p>
          </table:table-cell>
          <table:table-cell table:style-name="ce153" office:value-type="string">
            <text:p>Sort doesn't work.</text:p>
          </table:table-cell>
          <table:table-cell table:number-columns-repeated="244"/>
        </table:table-row>
        <table:table-row table:style-name="ro37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2" office:value-type="string">
            <text:p>REG_AIO167_ECM_004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53" table:formula="of:=[.B23]" office:value-type="string" office:string-value="REG_AIO167_ECM_004">
            <text:p>REG_AIO167_ECM_004</text:p>
          </table:table-cell>
          <table:table-cell table:style-name="ce275" office:value-type="string">
            <text:p>Check sorting document by Created date</text:p>
          </table:table-cell>
          <table:table-cell table:style-name="ce153" office:value-type="string">
            <text:p>Step 1: Sort by Created date</text:p>
          </table:table-cell>
          <table:table-cell table:style-name="ce153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153" office:value-type="string">
            <text:p>All nodes are sort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5</text:p>
            <text:p>CCP-508</text:p>
          </table:table-cell>
          <table:table-cell table:style-name="ce153" office:value-type="string">
            <text:p>Sort doesn't work.</text:p>
          </table:table-cell>
          <table:table-cell table:number-columns-repeated="244"/>
        </table:table-row>
        <table:table-row table:style-name="ro34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142" office:value-type="string">
            <text:p>REG_AIO167_ECM_005</text:p>
          </table:table-cell>
          <table:table-cell table:style-name="ce148" office:value-type="float" office:value="1">
            <text:p>1.00</text:p>
          </table:table-cell>
          <table:table-cell table:style-name="ce153" table:formula="of:=[.B24]" office:value-type="string" office:string-value="REG_AIO167_ECM_005">
            <text:p>REG_AIO167_ECM_005</text:p>
          </table:table-cell>
          <table:table-cell table:style-name="ce275" office:value-type="string">
            <text:p>Check deleting content created in category from the web content folder</text:p>
          </table:table-cell>
          <table:table-cell table:style-name="ce153" office:value-type="string">
            <text:p>Step 1: Add content</text:p>
          </table:table-cell>
          <table:table-cell table:style-name="ce153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153" office:value-type="string">
            <text:p>New free layout cont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<text:span text:style-name="T12">ECM-5519</text:span></text:p>
            <text:p><text:span text:style-name="T12">CCP-532</text:span></text:p>
          </table:table-cell>
          <table:table-cell table:style-name="ce153"/>
          <table:table-cell table:number-columns-repeated="244"/>
        </table:table-row>
        <table:table-row table:style-name="ro8">
          <table:table-cell table:style-name="ce13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3" office:value-type="string">
            <text:p>REG_AIO167_ECM_005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53" table:formula="of:=[.B25]" office:value-type="string" office:string-value="REG_AIO167_ECM_005">
            <text:p>REG_AIO167_ECM_005</text:p>
          </table:table-cell>
          <table:table-cell table:style-name="ce153" office:value-type="string">
            <text:p>Check deleting content created in category from the web content folder</text:p>
          </table:table-cell>
          <table:table-cell table:style-name="ce153" office:value-type="string">
            <text:p>Step 2: Delete content</text:p>
          </table:table-cell>
          <table:table-cell table:style-name="ce153" office:value-type="string">
            <text:p>- Go to "/classic/web contents/YYYY/MM/DD".</text:p>
            <text:p>- Delete added web content</text:p>
          </table:table-cell>
          <table:table-cell table:style-name="ce153" office:value-type="string">
            <text:p>Delete content is don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<text:span text:style-name="T12">ECM-5519</text:span></text:p>
            <text:p><text:span text:style-name="T12">CCP-532</text:span></text:p>
          </table:table-cell>
          <table:table-cell table:style-name="ce153" office:value-type="string">
            <text:p>"msg" message and the exception</text:p>
          </table:table-cell>
          <table:table-cell table:number-columns-repeated="244"/>
        </table:table-row>
        <table:table-row table:style-name="ro30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142" office:value-type="string">
            <text:p>REG_AIO167_ECM_006</text:p>
          </table:table-cell>
          <table:table-cell table:style-name="ce148" office:value-type="float" office:value="1">
            <text:p>1.00</text:p>
          </table:table-cell>
          <table:table-cell table:style-name="ce153" table:formula="of:=[.B26]" office:value-type="string" office:string-value="REG_AIO167_ECM_006">
            <text:p>REG_AIO167_ECM_006</text:p>
          </table:table-cell>
          <table:table-cell table:style-name="ce275" office:value-type="string">
            <text:p>Check publish &amp; view node properties after restore version from Manage Version</text:p>
          </table:table-cell>
          <table:table-cell table:style-name="ce153" office:value-type="string">
            <text:p>Step 1: Add admin view in drive</text:p>
          </table:table-cell>
          <table:table-cell table:style-name="ce153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3" table:formula="of:=[.B27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53" table:formula="of:=[.B28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3: Add version for node</text:p>
          </table:table-cell>
          <table:table-cell table:style-name="ce153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153" office:value-type="string">
            <text:p>Document is added in different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53" table:formula="of:=[.B29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4: Export node with version</text:p>
          </table:table-cell>
          <table:table-cell table:style-name="ce153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153" office:value-type="string">
            <text:p>2 files are expor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53" table:formula="of:=[.B30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5: View node properties</text:p>
          </table:table-cell>
          <table:table-cell table:style-name="ce153" office:value-type="string">
            <text:p>Click View node type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53" table:formula="of:=[.B31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6: Publish content</text:p>
          </table:table-cell>
          <table:table-cell table:style-name="ce153" office:value-type="string">
            <text:p>- Click Manage Publication in Admin tab of Admin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1">
          <table:table-cell table:style-name="ce13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3" table:formula="of:=[.B32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7: Import node</text:p>
          </table:table-cell>
          <table:table-cell table:style-name="ce153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153" office:value-type="string">
            <text:p>Document is imported with all versions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3" table:formula="of:=[.B33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8: Show Manage Versions form</text:p>
          </table:table-cell>
          <table:table-cell table:style-name="ce153" office:value-type="string">
            <text:p>- Select imported document</text:p>
            <text:p>- Click Manage Version in Admin tab of admin view</text:p>
          </table:table-cell>
          <table:table-cell table:style-name="ce153" office:value-type="string">
            <text:p>Manage version form is shown, list all versions of document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53" table:formula="of:=[.B34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9: Restore from Manage Versions</text:p>
          </table:table-cell>
          <table:table-cell table:style-name="ce153" office:value-type="string">
            <text:p>- Click Restore Version icon at a specific version</text:p>
            <text:p>- Close Manage version form</text:p>
          </table:table-cell>
          <table:table-cell table:style-name="ce153" office:value-type="string">
            <text:p>Restore successfully, content of document is restored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3" table:formula="of:=[.B35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10: View node properties</text:p>
          </table:table-cell>
          <table:table-cell table:style-name="ce153" office:value-type="string">
            <text:p>Click View node type in Info tab 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53" table:formula="of:=[.B36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11: Publish content</text:p>
          </table:table-cell>
          <table:table-cell table:style-name="ce153" office:value-type="string">
            <text:p>- Click Manage Publication in Publication tab of WCM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8.00</text:p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53" table:formula="of:=[.B37]" office:value-type="string" office:string-value="REG_AIO167_ECM_006">
            <text:p>REG_AIO167_ECM_006</text:p>
          </table:table-cell>
          <table:table-cell table:style-name="ce275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: Add admin view in drive</text:p>
          </table:table-cell>
          <table:table-cell table:style-name="ce153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53" table:formula="of:=[.B38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53" table:formula="of:=[.B39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3: Add version for node</text:p>
          </table:table-cell>
          <table:table-cell table:style-name="ce153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153" office:value-type="string">
            <text:p>Document is added in different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53" table:formula="of:=[.B40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4: Export node with version</text:p>
          </table:table-cell>
          <table:table-cell table:style-name="ce153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153" office:value-type="string">
            <text:p>2 files are expor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53" table:formula="of:=[.B41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5: View node properties</text:p>
          </table:table-cell>
          <table:table-cell table:style-name="ce153" office:value-type="string">
            <text:p>Click View node type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53" table:formula="of:=[.B42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6: Publish content</text:p>
          </table:table-cell>
          <table:table-cell table:style-name="ce153" office:value-type="string">
            <text:p>- Click Manage Publication in Admin tab of Admin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1">
          <table:table-cell table:style-name="ce13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53" table:formula="of:=[.B43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7: Import node</text:p>
          </table:table-cell>
          <table:table-cell table:style-name="ce153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153" office:value-type="string">
            <text:p>Document is imported with all versions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53" table:formula="of:=[.B44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8: Show Manage Versions form</text:p>
          </table:table-cell>
          <table:table-cell table:style-name="ce153" office:value-type="string">
            <text:p>- Select imported document</text:p>
            <text:p>- Click Manage Publication</text:p>
          </table:table-cell>
          <table:table-cell table:style-name="ce153" office:value-type="string">
            <text:p>Manage publication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53" table:formula="of:=[.B45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9: Restore from Manage Versions</text:p>
          </table:table-cell>
          <table:table-cell table:style-name="ce153" office:value-type="string">
            <text:p>- Click Restore Version icon at a specific version</text:p>
            <text:p>- Close Manage publication form</text:p>
          </table:table-cell>
          <table:table-cell table:style-name="ce153" office:value-type="string">
            <text:p>Restore successfully, content of document is restored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53" table:formula="of:=[.B46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0: View node properties</text:p>
          </table:table-cell>
          <table:table-cell table:style-name="ce153" office:value-type="string">
            <text:p>Click View node type in Info tab 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53" table:formula="of:=[.B47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1: Publish content</text:p>
          </table:table-cell>
          <table:table-cell table:style-name="ce153" office:value-type="string">
            <text:p>- Click Manage Publication in Publication tab of WCM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9.00</text:p>
          </table:table-cell>
          <table:table-cell table:style-name="ce142" office:value-type="string">
            <text:p>REG_AIO167_ECM_007</text:p>
          </table:table-cell>
          <table:table-cell table:style-name="ce148" office:value-type="float" office:value="1">
            <text:p>1.00</text:p>
          </table:table-cell>
          <table:table-cell table:style-name="ce153" table:formula="of:=[.B48]" office:value-type="string" office:string-value="REG_AIO167_ECM_007">
            <text:p>REG_AIO167_ECM_007</text:p>
          </table:table-cell>
          <table:table-cell table:style-name="ce275" office:value-type="string">
            <text:p>Check if “Path not found” is translated into French</text:p>
          </table:table-cell>
          <table:table-cell table:style-name="ce153" office:value-type="string">
            <text:p>Step 1: Login</text:p>
          </table:table-cell>
          <table:table-cell table:style-name="ce153" office:value-type="string">
            <text:p>- Logged as root under two browsers (FF &amp; IE).</text:p>
            <text:p>- Change display language in FF to French</text:p>
          </table:table-cell>
          <table:table-cell table:style-name="ce153" office:value-type="string">
            <text:p>Login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13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53" table:formula="of:=[.B49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2: Add node</text:p>
          </table:table-cell>
          <table:table-cell table:style-name="ce153" office:value-type="string">
            <text:p>In IE:</text:p>
            <text:p>- Go to Sites Explorer &amp; add 1 node (folder/document)</text:p>
          </table:table-cell>
          <table:table-cell table:style-name="ce153" office:value-type="string">
            <text:p>Node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13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53" table:formula="of:=[.B50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3: Show added node in FF</text:p>
          </table:table-cell>
          <table:table-cell table:style-name="ce153" office:value-type="string">
            <text:p>In FF: refresh browser to see added node in Sites Explorer</text:p>
          </table:table-cell>
          <table:table-cell table:style-name="ce153" office:value-type="string">
            <text:p>Node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15">
          <table:table-cell table:style-name="ce13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53" table:formula="of:=[.B51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4: Remove node</text:p>
          </table:table-cell>
          <table:table-cell table:style-name="ce153" office:value-type="string">
            <text:p>In IE: </text:p>
            <text:p>- Right click on node &amp; select Delete</text:p>
            <text:p>- Click OK to confirm</text:p>
          </table:table-cell>
          <table:table-cell table:style-name="ce153" office:value-type="string">
            <text:p>Node is dele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36">
          <table:table-cell table:style-name="ce13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53" table:formula="of:=[.B52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5: View deleted node</text:p>
          </table:table-cell>
          <table:table-cell table:style-name="ce153" office:value-type="string">
            <text:p>In FF: Click on node (that was deleted at step 4)</text:p>
          </table:table-cell>
          <table:table-cell table:style-name="ce153" office:value-type="string">
            <text:p>Show message: Cet élément a été modifié ou supprimé. Veuillez cliquer sur le bouton "Actualiser" 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style-name="ce153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5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10.00</text:p>
          </table:table-cell>
          <table:table-cell table:style-name="ce142" office:value-type="string">
            <text:p>REG_AIO167_ECM_008</text:p>
          </table:table-cell>
          <table:table-cell table:style-name="ce148" office:value-type="float" office:value="1">
            <text:p>1.00</text:p>
          </table:table-cell>
          <table:table-cell table:style-name="ce153" table:formula="of:=[.B53]" office:value-type="string" office:string-value="REG_AIO167_ECM_008">
            <text:p>REG_AIO167_ECM_008</text:p>
          </table:table-cell>
          <table:table-cell table:style-name="ce275" office:value-type="string">
            <text:p>Check refreshing Content Browser after deleting node</text:p>
          </table:table-cell>
          <table:table-cell table:style-name="ce153" office:value-type="string">
            <text:p>Step 1: Add folder</text:p>
          </table:table-cell>
          <table:table-cell table:style-name="ce153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153" office:value-type="string">
            <text:p>New 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53" table:formula="of:=[.B54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2: Add sub folder</text:p>
          </table:table-cell>
          <table:table-cell table:style-name="ce153" office:value-type="string">
            <text:p>- Select added folder Test</text:p>
            <text:p>- Add another folder named folder-1</text:p>
          </table:table-cell>
          <table:table-cell table:style-name="ce153" office:value-type="string">
            <text:p>Add sub folder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53" table:formula="of:=[.B55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3: Configure CB</text:p>
          </table:table-cell>
          <table:table-cell table:style-name="ce153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153" office:value-type="string">
            <text:p>View content of Test folder (folder-1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53" table:formula="of:=[.B56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4: Delete folder</text:p>
          </table:table-cell>
          <table:table-cell table:style-name="ce153" office:value-type="string">
            <text:p>- Back to Sites Explorer</text:p>
            <text:p>- Delete folder-1</text:p>
          </table:table-cell>
          <table:table-cell table:style-name="ce153" office:value-type="string">
            <text:p>Folder is dele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36">
          <table:table-cell table:style-name="ce13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53" table:formula="of:=[.B57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5: Check CB after deleting folder</text:p>
          </table:table-cell>
          <table:table-cell table:style-name="ce153" office:value-type="string">
            <text:p>Back to CB</text:p>
          </table:table-cell>
          <table:table-cell table:style-name="ce153" office:value-type="string">
            <text:p>the folder-1 was removed in the category tre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style-name="ce153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5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11.00</text:p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53" table:formula="of:=[.B58]" office:value-type="string" office:string-value="REG_AIO167_ECM_008">
            <text:p>REG_AIO167_ECM_008</text:p>
          </table:table-cell>
          <table:table-cell table:style-name="ce275" office:value-type="string">
            <text:p>Check refreshing Content Browser after adding node</text:p>
          </table:table-cell>
          <table:table-cell table:style-name="ce153" office:value-type="string">
            <text:p>Step 1: Add folder</text:p>
          </table:table-cell>
          <table:table-cell table:style-name="ce153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153" office:value-type="string">
            <text:p>New 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53" table:formula="of:=[.B59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2: Configure CB</text:p>
          </table:table-cell>
          <table:table-cell table:style-name="ce153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153" office:value-type="string">
            <text:p>View content of Test folder (folder-1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53" table:formula="of:=[.B60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3: Add folder</text:p>
          </table:table-cell>
          <table:table-cell table:style-name="ce153" office:value-type="string">
            <text:p>- Back to Sites Explorer</text:p>
            <text:p>- Create new folder-1 under Test</text:p>
          </table:table-cell>
          <table:table-cell table:style-name="ce153" office:value-type="string">
            <text:p>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30">
          <table:table-cell table:style-name="ce13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53" table:formula="of:=[.B61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4: Check CB after adding folder</text:p>
          </table:table-cell>
          <table:table-cell table:style-name="ce153" office:value-type="string">
            <text:p>Back to CB</text:p>
          </table:table-cell>
          <table:table-cell table:style-name="ce153" office:value-type="string">
            <text:p>there's folder-1 in the category tre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style-name="ce153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5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12.00</text:p>
          </table:table-cell>
          <table:table-cell table:style-name="ce142" office:value-type="string">
            <text:p>REG_AIO167_ECM_009</text:p>
          </table:table-cell>
          <table:table-cell table:style-name="ce148" office:value-type="float" office:value="1">
            <text:p>1.00</text:p>
          </table:table-cell>
          <table:table-cell table:style-name="ce153" table:formula="of:=[.B62]" office:value-type="string" office:string-value="REG_AIO167_ECM_009">
            <text:p>REG_AIO167_ECM_009</text:p>
          </table:table-cell>
          <table:table-cell table:style-name="ce275" office:value-type="string">
            <text:p>Check using List View in Sites Explorer</text:p>
          </table:table-cell>
          <table:table-cell table:style-name="ce153" office:value-type="string">
            <text:p>Step 1: Add view</text:p>
          </table:table-cell>
          <table:table-cell table:style-name="ce153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5</text:p>
            <text:p>CCP-521</text:p>
          </table:table-cell>
          <table:table-cell table:number-columns-repeated="245"/>
        </table:table-row>
        <table:table-row table:style-name="ro18">
          <table:table-cell table:style-name="ce13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73" office:value-type="string">
            <text:p>REG_AIO167_ECM_009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53" table:formula="of:=[.B63]" office:value-type="string" office:string-value="REG_AIO167_ECM_009">
            <text:p>REG_AIO167_ECM_009</text:p>
          </table:table-cell>
          <table:table-cell table:style-name="ce153" office:value-type="string">
            <text:p>Check using List View in Sites Explorer</text:p>
          </table:table-cell>
          <table:table-cell table:style-name="ce153" office:value-type="string">
            <text:p>Step 2: Check showing Sites Explorer</text:p>
          </table:table-cell>
          <table:table-cell table:style-name="ce153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153" office:value-type="string">
            <text:p>Showing node is OK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5</text:p>
            <text:p>CCP-521</text:p>
          </table:table-cell>
          <table:table-cell table:style-name="ce153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13.00</text:p>
          </table:table-cell>
          <table:table-cell table:style-name="ce142" office:value-type="string">
            <text:p>REG_AIO167_ECM_010</text:p>
          </table:table-cell>
          <table:table-cell table:style-name="ce148" office:value-type="float" office:value="1">
            <text:p>1.00</text:p>
          </table:table-cell>
          <table:table-cell table:style-name="ce153" table:formula="of:=[.B64]" office:value-type="string" office:string-value="REG_AIO167_ECM_010">
            <text:p>REG_AIO167_ECM_010</text:p>
          </table:table-cell>
          <table:table-cell table:style-name="ce275" office:value-type="string">
            <text:p>Check showing iterator in IE</text:p>
          </table:table-cell>
          <table:table-cell table:style-name="ce153" office:value-type="string">
            <text:p>Step 1: Add view</text:p>
          </table:table-cell>
          <table:table-cell table:style-name="ce153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number-columns-repeated="245"/>
        </table:table-row>
        <table:table-row table:style-name="ro36">
          <table:table-cell table:style-name="ce13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73" office:value-type="string">
            <text:p>REG_AIO167_ECM_010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53" table:formula="of:=[.B65]" office:value-type="string" office:string-value="REG_AIO167_ECM_010">
            <text:p>REG_AIO167_ECM_010</text:p>
          </table:table-cell>
          <table:table-cell table:style-name="ce153" office:value-type="string">
            <text:p>Check showing iterator in IE</text:p>
          </table:table-cell>
          <table:table-cell table:style-name="ce153" office:value-type="string">
            <text:p>Step 2: Import file</text:p>
          </table:table-cell>
          <table:table-cell table:style-name="ce153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153" office:value-type="string">
            <text:p>File is uploa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number-columns-repeated="245"/>
        </table:table-row>
        <table:table-row table:style-name="ro30">
          <table:table-cell table:style-name="ce13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73" office:value-type="string">
            <text:p>REG_AIO167_ECM_010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53" table:formula="of:=[.B66]" office:value-type="string" office:string-value="REG_AIO167_ECM_010">
            <text:p>REG_AIO167_ECM_010</text:p>
          </table:table-cell>
          <table:table-cell table:style-name="ce153" office:value-type="string">
            <text:p>Check showing iterator in IE</text:p>
          </table:table-cell>
          <table:table-cell table:style-name="ce153" office:value-type="string">
            <text:p>Step 3: Change the preference setting</text:p>
          </table:table-cell>
          <table:table-cell table:style-name="ce153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153" office:value-type="string">
            <text:p>There's iterator to separate nodes in pages. It is displayed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style-name="ce153" office:value-type="string">
            <text:p>In IE, the iterator is displayed incorrectly</text:p>
          </table:table-cell>
          <table:table-cell table:number-columns-repeated="244"/>
        </table:table-row>
        <table:table-row table:style-name="ro30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14.00</text:p>
          </table:table-cell>
          <table:table-cell table:style-name="ce142" office:value-type="string">
            <text:p>REG_AIO167_ECM_011</text:p>
          </table:table-cell>
          <table:table-cell table:style-name="ce148" office:value-type="float" office:value="1">
            <text:p>1.00</text:p>
          </table:table-cell>
          <table:table-cell table:style-name="ce153" table:formula="of:=[.B67]" office:value-type="string" office:string-value="REG_AIO167_ECM_011">
            <text:p>REG_AIO167_ECM_011</text:p>
          </table:table-cell>
          <table:table-cell table:style-name="ce275" office:value-type="string">
            <text:p>Cannot scroll when using drag &amp; drop nodes in JCR explorer from up to bottom</text:p>
            <text:p/>
          </table:table-cell>
          <table:table-cell table:style-name="ce153" office:value-type="string">
            <text:p>Step 1: Select node</text:p>
          </table:table-cell>
          <table:table-cell table:style-name="ce153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153" office:value-type="string">
            <text:p>Nodes are listed, there's scroll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99</text:p>
            <text:p>CCP-551</text:p>
          </table:table-cell>
          <table:table-cell table:number-columns-repeated="245"/>
        </table:table-row>
        <table:table-row table:style-name="ro34">
          <table:table-cell table:style-name="ce13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73" office:value-type="string">
            <text:p>REG_AIO167_ECM_011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53" table:formula="of:=[.B68]" office:value-type="string" office:string-value="REG_AIO167_ECM_011">
            <text:p>REG_AIO167_ECM_011</text:p>
          </table:table-cell>
          <table:table-cell table:style-name="ce153" office:value-type="string">
            <text:p>Cannot scroll when using drag &amp; drop nodes in JCR explorer from up to bottom</text:p>
            <text:p/>
          </table:table-cell>
          <table:table-cell table:style-name="ce153" office:value-type="string">
            <text:p>Step 2: Drag &amp; drop node</text:p>
          </table:table-cell>
          <table:table-cell table:style-name="ce153" office:value-type="string">
            <text:p>Try to drag &amp; drop the first node from right pane to the bottom of left pane</text:p>
          </table:table-cell>
          <table:table-cell table:style-name="ce153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99</text:p>
            <text:p>CCP-551</text:p>
          </table:table-cell>
          <table:table-cell table:style-name="ce153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5">
          <table:table-cell table:style-name="ce136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15.00</text:p>
          </table:table-cell>
          <table:table-cell table:style-name="ce142" office:value-type="string">
            <text:p>REG_AIO167_ECM_012</text:p>
          </table:table-cell>
          <table:table-cell table:style-name="ce148" office:value-type="float" office:value="1">
            <text:p>1.00</text:p>
          </table:table-cell>
          <table:table-cell table:style-name="ce153" table:formula="of:=[.B69]" office:value-type="string" office:string-value="REG_AIO167_ECM_012">
            <text:p>REG_AIO167_ECM_012</text:p>
          </table:table-cell>
          <table:table-cell table:style-name="ce275" office:value-type="string">
            <text:p>Check if tag name can be 30 characters length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Go to Sites Explorer --&gt; Sites Management --&gt; acme --&gt; document</text:p>
            <text:p>- Add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3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53" table:formula="of:=[.B70]" office:value-type="string" office:string-value="REG_AIO167_ECM_012">
            <text:p>REG_AIO167_ECM_012</text:p>
          </table:table-cell>
          <table:table-cell table:style-name="ce153" office:value-type="string">
            <text:p>Check if tag name can be 30 characters length</text:p>
          </table:table-cell>
          <table:table-cell table:style-name="ce153" office:value-type="string">
            <text:p>Step 2: Add tag</text:p>
          </table:table-cell>
          <table:table-cell table:style-name="ce153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153" office:value-type="string">
            <text:p>New tag is added for document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15">
          <table:table-cell table:style-name="ce136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16.00</text:p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153" table:formula="of:=[.B71]" office:value-type="string" office:string-value="REG_AIO167_ECM_012">
            <text:p>REG_AIO167_ECM_012</text:p>
          </table:table-cell>
          <table:table-cell table:style-name="ce275" office:value-type="string">
            <text:p>Check if tag name can't be over 30 characters length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Go to Sites Explorer --&gt; Sites Management --&gt; acme --&gt; document</text:p>
            <text:p>- Add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3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153" table:formula="of:=[.B72]" office:value-type="string" office:string-value="REG_AIO167_ECM_012">
            <text:p>REG_AIO167_ECM_012</text:p>
          </table:table-cell>
          <table:table-cell table:style-name="ce153" office:value-type="string">
            <text:p>Check if tag name can't be over 30 characters length</text:p>
          </table:table-cell>
          <table:table-cell table:style-name="ce153" office:value-type="string">
            <text:p>Step 2: Add tag</text:p>
          </table:table-cell>
          <table:table-cell table:style-name="ce153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153" office:value-type="string">
            <text:p>Show alert messag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8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1" table:default-cell-style-name="ce153"/>
        <table:table-column table:style-name="co27" table:default-cell-style-name="ce153"/>
        <table:table-column table:style-name="co49" table:default-cell-style-name="ce153"/>
        <table:table-column table:style-name="co50" table:default-cell-style-name="ce153"/>
        <table:table-column table:style-name="co52" table:default-cell-style-name="Default"/>
        <table:table-column table:style-name="co8" table:default-cell-style-name="Default"/>
        <table:table-column table:style-name="co53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285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number-columns-repeated="2"/>
          <table:table-cell table:style-name="ce285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285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39])" office:value-type="float" office:value="33" table:number-columns-spanned="3" table:number-rows-spanned="1">
            <text:p>33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28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285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34">
          <table:table-cell table:style-name="ce277" office:value-type="float" office:value="1">
            <text:p>1.00</text:p>
          </table:table-cell>
          <table:table-cell table:style-name="ce142" office:value-type="string">
            <text:p>REG_AIO168_ECM_001</text:p>
          </table:table-cell>
          <table:table-cell table:style-name="ce279" office:value-type="float" office:value="1">
            <text:p>1.00</text:p>
          </table:table-cell>
          <table:table-cell table:style-name="ce153" table:formula="of:=[.B7]" office:value-type="string" office:string-value="REG_AIO168_ECM_001">
            <text:p>REG_AIO168_ECM_001</text:p>
          </table:table-cell>
          <table:table-cell table:style-name="ce280" office:value-type="string">
            <text:p>Check Copy URL to clipboard in Firefox with file containing a character like '</text:p>
          </table:table-cell>
          <table:table-cell table:style-name="ce282" office:value-type="string">
            <text:p>Step 1: Add document</text:p>
          </table:table-cell>
          <table:table-cell table:style-name="ce282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82" office:value-type="string">
            <text:p>File is uploa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453</text:p>
            <text:p>CCP-40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8_ECM_001</text:p>
          </table:table-cell>
          <table:table-cell table:style-name="ce27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8_ECM_001">
            <text:p>REG_AIO168_ECM_001</text:p>
          </table:table-cell>
          <table:table-cell table:style-name="ce281" office:value-type="string">
            <text:p>Check Copy URL to clipboard in Firefox with file containing a character like '</text:p>
          </table:table-cell>
          <table:table-cell table:style-name="ce282" office:value-type="string">
            <text:p>Step 2: Copy to clipboard</text:p>
          </table:table-cell>
          <table:table-cell table:style-name="ce282" office:value-type="string">
            <text:p>- Right click on uploaded file and select Copy URL to clipboard then Paste somewhere can be put text</text:p>
          </table:table-cell>
          <table:table-cell table:style-name="ce282" office:value-type="string">
            <text:p>URL to the uploaded file is past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453</text:p>
            <text:p>CCP-404</text:p>
          </table:table-cell>
          <table:table-cell table:style-name="ce286" office:value-type="string">
            <text:p>No URL is pasted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2" office:value-type="string">
            <text:p>REG_AIO168_ECM_002</text:p>
          </table:table-cell>
          <table:table-cell table:style-name="ce279" office:value-type="float" office:value="1">
            <text:p>1.00</text:p>
          </table:table-cell>
          <table:table-cell table:style-name="ce153" table:formula="of:=[.B9]" office:value-type="string" office:string-value="REG_AIO168_ECM_002">
            <text:p>REG_AIO168_ECM_002</text:p>
          </table:table-cell>
          <table:table-cell table:style-name="ce280" office:value-type="string">
            <text:p>Check SendmailAction with remove lifecycle</text:p>
          </table:table-cell>
          <table:table-cell table:style-name="ce282" office:value-type="string">
            <text:p>Step 1: Add admin view</text:p>
          </table:table-cell>
          <table:table-cell table:style-name="ce282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82" office:value-type="string">
            <text:p>Admin view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2: Add action</text:p>
          </table:table-cell>
          <table:table-cell table:style-name="ce282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82" office:value-type="string">
            <text:p>Action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3: Check send mail action</text:p>
          </table:table-cell>
          <table:table-cell table:style-name="ce282" office:value-type="string">
            <text:p>- Add new document in acme/documents</text:p>
          </table:table-cell>
          <table:table-cell table:style-name="ce282" office:value-type="string">
            <text:p>A mail is sent (can be checked in console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3" table:formula="of:=[.B12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4: Change action on documents</text:p>
          </table:table-cell>
          <table:table-cell table:style-name="ce282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82" office:value-type="string">
            <text:p>Edit action is do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3" table:formula="of:=[.B13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5: Check send mail action</text:p>
          </table:table-cell>
          <table:table-cell table:style-name="ce282" office:value-type="string">
            <text:p>Delete 1 document under acme/documents</text:p>
          </table:table-cell>
          <table:table-cell table:style-name="ce282" office:value-type="string">
            <text:p>Document is deleted &amp; a mail is sent (can be checked in console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office:value-type="string">
            <text:p>when we remove an existing document we notice that this script is never executed.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42" office:value-type="string">
            <text:p>REG_AIO168_ECM_003</text:p>
          </table:table-cell>
          <table:table-cell table:style-name="ce279" office:value-type="float" office:value="1">
            <text:p>1.00</text:p>
          </table:table-cell>
          <table:table-cell table:style-name="ce153" table:formula="of:=[.B14]" office:value-type="string" office:string-value="REG_AIO168_ECM_003">
            <text:p>REG_AIO168_ECM_003</text:p>
          </table:table-cell>
          <table:table-cell table:style-name="ce280" office:value-type="string">
            <text:p>Check collapse node tree in Browser Content using – button</text:p>
          </table:table-cell>
          <table:table-cell table:style-name="ce282" office:value-type="string">
            <text:p>Step 1: Add nodes</text:p>
          </table:table-cell>
          <table:table-cell table:style-name="ce282" office:value-type="string">
            <text:p>- Go to Sites Explorer/Sites Management/acme/document</text:p>
            <text:p>- Create a tree(T1) of many nested folders</text:p>
          </table:table-cell>
          <table:table-cell table:style-name="ce282" office:value-type="string">
            <text:p>Nodes are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23">
          <table:table-cell table:style-name="ce27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3" table:formula="of:=[.B15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2: Configure CB portlet</text:p>
          </table:table-cell>
          <table:table-cell table:style-name="ce282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82" office:value-type="string">
            <text:p>Nodes tree are listed in CB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3" table:formula="of:=[.B16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3: Expand tree</text:p>
          </table:table-cell>
          <table:table-cell table:style-name="ce282" office:value-type="string">
            <text:p>In the categories tree, choose a folder "F1" having subfolders and expand it by clicking + Button.</text:p>
          </table:table-cell>
          <table:table-cell table:style-name="ce282" office:value-type="string">
            <text:p>Sub nodes are shown in both right &amp; left pa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3" table:formula="of:=[.B17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4: Collapse tree</text:p>
          </table:table-cell>
          <table:table-cell table:style-name="ce282" office:value-type="string">
            <text:p>Try to collapse the same folder "F1" by clicking the -</text:p>
          </table:table-cell>
          <table:table-cell table:style-name="ce282" office:value-type="string">
            <text:p>The folder is collapsed &amp; the nodes tree display correctly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office:value-type="string">
            <text:p>the folder cannot be collapsed!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142" office:value-type="string">
            <text:p>REG_AIO168_ECM_004</text:p>
          </table:table-cell>
          <table:table-cell table:style-name="ce279" office:value-type="float" office:value="1">
            <text:p>1.00</text:p>
          </table:table-cell>
          <table:table-cell table:style-name="ce153" table:formula="of:=[.B18]" office:value-type="string" office:string-value="REG_AIO168_ECM_004">
            <text:p>REG_AIO168_ECM_004</text:p>
          </table:table-cell>
          <table:table-cell table:style-name="ce280" office:value-type="string">
            <text:p>Check right click menu in IE8</text:p>
          </table:table-cell>
          <table:table-cell table:style-name="ce282" office:value-type="string">
            <text:p>Step 1: Check right click menu</text:p>
          </table:table-cell>
          <table:table-cell table:style-name="ce282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82" office:value-type="string">
            <text:p>Right click menu is displayed correctly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16</text:p>
            <text:p>CCP-573</text:p>
          </table:table-cell>
          <table:table-cell table:style-name="ce286" office:value-type="string">
            <text:p>It will appear but masked by the right click menu of IE8.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4">
          <table:table-cell table:style-name="ce27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2" office:value-type="string">
            <text:p>REG_AIO168_ECM_005</text:p>
          </table:table-cell>
          <table:table-cell table:style-name="ce279" office:value-type="float" office:value="1">
            <text:p>1.00</text:p>
          </table:table-cell>
          <table:table-cell table:style-name="ce153" table:formula="of:=[.B19]" office:value-type="string" office:string-value="REG_AIO168_ECM_005">
            <text:p>REG_AIO168_ECM_005</text:p>
          </table:table-cell>
          <table:table-cell table:style-name="ce280" office:value-type="string">
            <text:p>Check when search by name using quick search in Sites Explorer</text:p>
          </table:table-cell>
          <table:table-cell table:style-name="ce282" office:value-type="string">
            <text:p>Step 1: Add document</text:p>
          </table:table-cell>
          <table:table-cell table:style-name="ce282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82" office:value-type="string">
            <text:p>Document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4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8_ECM_005</text:p>
          </table:table-cell>
          <table:table-cell table:style-name="ce27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8_ECM_005">
            <text:p>REG_AIO168_ECM_005</text:p>
          </table:table-cell>
          <table:table-cell table:style-name="ce281" office:value-type="string">
            <text:p>Check when search by name using quick search in Sites Explorer</text:p>
          </table:table-cell>
          <table:table-cell table:style-name="ce282" office:value-type="string">
            <text:p>Step 2: Search</text:p>
          </table:table-cell>
          <table:table-cell table:style-name="ce282" office:value-type="string">
            <text:p>- Select added document to view its content</text:p>
            <text:p><text:span text:style-name="T13">In the search </text:span><text:span text:style-name="T13">area inside </text:span><text:span text:style-name="T13">Sites </text:span><text:span text:style-name="T13">Explorer, put </text:span><text:span text:style-name="T13">the text </text:span><text:span text:style-name="T13">acme_doc to </text:span><text:span text:style-name="T13">search</text:span></text:p>
          </table:table-cell>
          <table:table-cell table:style-name="ce282" office:value-type="string">
            <text:p>Return No result found, no exception in consol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4</text:p>
            <text:p>CCP-732</text:p>
          </table:table-cell>
          <table:table-cell table:style-name="ce286" office:value-type="string">
            <text:p>Return no result found with exception in console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4">
          <table:table-cell table:style-name="ce27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42" office:value-type="string">
            <text:p>REG_AIO168_ECM_006</text:p>
          </table:table-cell>
          <table:table-cell table:style-name="ce279" office:value-type="float" office:value="1">
            <text:p>1.00</text:p>
          </table:table-cell>
          <table:table-cell table:style-name="ce153" table:formula="of:=[.B21]" office:value-type="string" office:string-value="REG_AIO168_ECM_006">
            <text:p>REG_AIO168_ECM_006</text:p>
          </table:table-cell>
          <table:table-cell table:style-name="ce280" office:value-type="string">
            <text:p>Check if labels in Advanced search are translated in French</text:p>
          </table:table-cell>
          <table:table-cell table:style-name="ce282" office:value-type="string">
            <text:p>Step 1: Check if labels in more constraint form are in French</text:p>
          </table:table-cell>
          <table:table-cell table:style-name="ce282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82" office:value-type="string">
            <text:p>Contain &amp; CREATED labels are translated in French (Contain → Contient; Created → Créé 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office:value-type="string">
            <text:p>Go to <text:a xlink:href="https://jira.exoplatform.org/browse/ecm-5563">ECM-5563</text:a> to see the bug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3" table:formula="of:=[.B22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2: Check if operators are in French</text:p>
          </table:table-cell>
          <table:table-cell table:style-name="ce282" office:value-type="string">
            <text:p>In Advanced search form:</text:p>
            <text:p>- Mouse over on Operator list box</text:p>
          </table:table-cell>
          <table:table-cell table:style-name="ce282" office:value-type="string">
            <text:p>There're 2 operators AND/OR, they're translated in French (And/or → Et/ou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3" table:formula="of:=[.B23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3: Check if labels in Add category form in French</text:p>
          </table:table-cell>
          <table:table-cell table:style-name="ce282" office:value-type="string">
            <text:p>- Click Add Category icon</text:p>
          </table:table-cell>
          <table:table-cell table:style-name="ce282" office:value-type="string">
            <text:p>Label of Close button is translated in French (Close → Fermer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office:value-type="string">
            <text:p>Close still is Close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3" table:formula="of:=[.B24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4: Check if labels in Add properties form in French</text:p>
          </table:table-cell>
          <table:table-cell table:style-name="ce282" office:value-type="string">
            <text:p>Click Add properties icon</text:p>
          </table:table-cell>
          <table:table-cell table:style-name="ce282" office:value-type="string">
            <text:p>Labels are in French (Add → Ajouter; Cancel → Annuler; Property -&gt; Propriété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6">
          <table:table-cell table:style-name="ce27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42" office:value-type="string">
            <text:p>REG_AIO168_ECM_007</text:p>
          </table:table-cell>
          <table:table-cell table:style-name="ce279" office:value-type="float" office:value="1">
            <text:p>1.00</text:p>
          </table:table-cell>
          <table:table-cell table:style-name="ce153" table:formula="of:=[.B25]" office:value-type="string" office:string-value="REG_AIO168_ECM_007">
            <text:p>REG_AIO168_ECM_007</text:p>
          </table:table-cell>
          <table:table-cell table:style-name="ce280" office:value-type="string">
            <text:p>Check the displaying of link in document view mode</text:p>
          </table:table-cell>
          <table:table-cell table:style-name="ce282" office:value-type="string">
            <text:p>Step 1: Create new SCV page</text:p>
          </table:table-cell>
          <table:table-cell table:style-name="ce282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82" office:value-type="string">
            <text:p>Web content form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3" office:value-type="string">
            <text:p>REG_AIO168_ECM_007</text:p>
          </table:table-cell>
          <table:table-cell table:style-name="ce27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3" table:formula="of:=[.B26]" office:value-type="string" office:string-value="REG_AIO168_ECM_007">
            <text:p>REG_AIO168_ECM_007</text:p>
          </table:table-cell>
          <table:table-cell table:style-name="ce281" office:value-type="string">
            <text:p>Check the displaying of link in document view mode</text:p>
          </table:table-cell>
          <table:table-cell table:style-name="ce282" office:value-type="string">
            <text:p>Step 2: Add link into document</text:p>
          </table:table-cell>
          <table:table-cell table:style-name="ce282" office:value-type="string">
            <text:p>- Click on "Insert/Edit link" icon in FCK</text:p>
            <text:p>- Browse a link </text:p>
            <text:p>- Click <text:s/>OK</text:p>
          </table:table-cell>
          <table:table-cell table:style-name="ce282" office:value-type="string">
            <text:p>Link is displayed in document edit mod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REG_AIO168_ECM_007</text:p>
          </table:table-cell>
          <table:table-cell table:style-name="ce27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3" table:formula="of:=[.B27]" office:value-type="string" office:string-value="REG_AIO168_ECM_007">
            <text:p>REG_AIO168_ECM_007</text:p>
          </table:table-cell>
          <table:table-cell table:style-name="ce281" office:value-type="string">
            <text:p>Check the displaying of link in document view mode</text:p>
          </table:table-cell>
          <table:table-cell table:style-name="ce282" office:value-type="string">
            <text:p>Step 3: Check the displaying of link in View mode</text:p>
          </table:table-cell>
          <table:table-cell table:style-name="ce282" office:value-type="string">
            <text:p>- Save draft or publish document above</text:p>
            <text:p>- Change to view mode</text:p>
          </table:table-cell>
          <table:table-cell table:style-name="ce282" office:value-type="string">
            <text:p>Link is displayed with underli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142" office:value-type="string">
            <text:p>REG_AIO168_ECM_008</text:p>
          </table:table-cell>
          <table:table-cell table:style-name="ce279" office:value-type="float" office:value="1">
            <text:p>1.00</text:p>
          </table:table-cell>
          <table:table-cell table:style-name="ce153" table:formula="of:=[.B28]" office:value-type="string" office:string-value="REG_AIO168_ECM_008">
            <text:p>REG_AIO168_ECM_008</text:p>
          </table:table-cell>
          <table:table-cell table:style-name="ce280" office:value-type="string">
            <text:p>Check the displaying of group drive when name is too long</text:p>
          </table:table-cell>
          <table:table-cell table:style-name="ce282" office:value-type="string">
            <text:p>Step 1: Create new user</text:p>
          </table:table-cell>
          <table:table-cell table:style-name="ce282" office:value-type="string">
            <text:p>- Click on Register link</text:p>
            <text:p>- Put values in al required fields</text:p>
            <text:p>- Click Save</text:p>
          </table:table-cell>
          <table:table-cell table:style-name="ce282" office:value-type="string">
            <text:p>New user is created successful.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4">
          <table:table-cell table:style-name="ce27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3" office:value-type="string">
            <text:p>REG_AIO168_ECM_008</text:p>
          </table:table-cell>
          <table:table-cell table:style-name="ce27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53" table:formula="of:=[.B29]" office:value-type="string" office:string-value="REG_AIO168_ECM_008">
            <text:p>REG_AIO168_ECM_008</text:p>
          </table:table-cell>
          <table:table-cell table:style-name="ce281" office:value-type="string">
            <text:p>Check the displaying of group drive when name is too long</text:p>
          </table:table-cell>
          <table:table-cell table:style-name="ce282" office:value-type="string">
            <text:p>Step 2: Add new group</text:p>
          </table:table-cell>
          <table:table-cell table:style-name="ce282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82" office:value-type="string">
            <text:p>New group and sub-groups are created successfully.</text:p>
            <text:p>Created user is added into this group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REG_AIO168_ECM_008</text:p>
          </table:table-cell>
          <table:table-cell table:style-name="ce27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53" table:formula="of:=[.B30]" office:value-type="string" office:string-value="REG_AIO168_ECM_008">
            <text:p>REG_AIO168_ECM_008</text:p>
          </table:table-cell>
          <table:table-cell table:style-name="ce281" office:value-type="string">
            <text:p>Check the displaying of group drive when name is too long</text:p>
          </table:table-cell>
          <table:table-cell table:style-name="ce282" office:value-type="string">
            <text:p>Step 3: Check the displaying of group</text:p>
          </table:table-cell>
          <table:table-cell table:style-name="ce282" office:value-type="string">
            <text:p>- Login by new user</text:p>
            <text:p>- Go to Site Explore</text:p>
            <text:p>- Select Group drives</text:p>
          </table:table-cell>
          <table:table-cell table:style-name="ce282" office:value-type="string">
            <text:p>Group's name is displaying well. Tool-tip is display to show full group's name when <text:s/>move mouse to the driv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42" office:value-type="string">
            <text:p>REG_AIO168_ECM_009</text:p>
          </table:table-cell>
          <table:table-cell table:style-name="ce279" office:value-type="float" office:value="1">
            <text:p>1.00</text:p>
          </table:table-cell>
          <table:table-cell table:style-name="ce153" table:formula="of:=[.B31]" office:value-type="string" office:string-value="REG_AIO168_ECM_009">
            <text:p>REG_AIO168_ECM_009</text:p>
          </table:table-cell>
          <table:table-cell table:style-name="ce280" office:value-type="string">
            <text:p>Check when taxonomy's name is over 30 characters</text:p>
          </table:table-cell>
          <table:table-cell table:style-name="ce282" office:value-type="string">
            <text:p>Step 1: Open form to create new taxonomy</text:p>
          </table:table-cell>
          <table:table-cell table:style-name="ce282" office:value-type="string">
            <text:p>- Go to SIte Administration -&gt;Ontologies -&gt; Manage Taxonomy Tree</text:p>
            <text:p>- Click Edit icon in one taxonomy tree</text:p>
          </table:table-cell>
          <table:table-cell table:style-name="ce282" office:value-type="string">
            <text:p>Edit taxonomy form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REG_AIO168_ECM_009</text:p>
          </table:table-cell>
          <table:table-cell table:style-name="ce27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3" table:formula="of:=[.B32]" office:value-type="string" office:string-value="REG_AIO168_ECM_009">
            <text:p>REG_AIO168_ECM_009</text:p>
          </table:table-cell>
          <table:table-cell table:style-name="ce281" office:value-type="string">
            <text:p>Check when taxonomy's name is over 30 characters</text:p>
          </table:table-cell>
          <table:table-cell table:style-name="ce282" office:value-type="string">
            <text:p>Step 2: Select path </text:p>
          </table:table-cell>
          <table:table-cell table:style-name="ce282" office:value-type="string">
            <text:p>- Select path to add new taxonomy in the left pane</text:p>
            <text:p>- Click on + in the right pane</text:p>
            <text:p/>
          </table:table-cell>
          <table:table-cell table:style-name="ce282" office:value-type="string">
            <text:p>Form to create new taxonomy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3" office:value-type="string">
            <text:p>REG_AIO168_ECM_009</text:p>
          </table:table-cell>
          <table:table-cell table:style-name="ce27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3" table:formula="of:=[.B33]" office:value-type="string" office:string-value="REG_AIO168_ECM_009">
            <text:p>REG_AIO168_ECM_009</text:p>
          </table:table-cell>
          <table:table-cell table:style-name="ce281" office:value-type="string">
            <text:p>Check when taxonomy's name is over 30 characters</text:p>
          </table:table-cell>
          <table:table-cell table:style-name="ce282" office:value-type="string">
            <text:p>Step 3: Create new taxonomy has more than 30 character</text:p>
          </table:table-cell>
          <table:table-cell table:style-name="ce282" office:value-type="string">
            <text:p>- Put taxonomy's name has more than 30 characters</text:p>
            <text:p>- Click Save</text:p>
          </table:table-cell>
          <table:table-cell table:style-name="ce282" office:value-type="string">
            <text:p>Taxonomy is created successful.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office:value-type="string">
            <text:p>The name of taxonomy is limited to 30 characters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1">
          <table:table-cell table:style-name="ce27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142" office:value-type="string">
            <text:p>REG_AIO168_ECM_010</text:p>
          </table:table-cell>
          <table:table-cell table:style-name="ce279" office:value-type="float" office:value="1">
            <text:p>1.00</text:p>
          </table:table-cell>
          <table:table-cell table:style-name="ce153" table:formula="of:=[.B34]" office:value-type="string" office:string-value="REG_AIO168_ECM_010">
            <text:p>REG_AIO168_ECM_010</text:p>
          </table:table-cell>
          <table:table-cell table:style-name="ce280" office:value-type="string">
            <text:p>Check when adding a select box multi valuated in edit metadata form</text:p>
          </table:table-cell>
          <table:table-cell table:style-name="ce282" office:value-type="string">
            <text:p>Step 1: Changing config</text:p>
          </table:table-cell>
          <table:table-cell table:style-name="ce282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82" office:value-type="string">
            <text:p>Action is do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8">
          <table:table-cell table:style-name="ce27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3" table:formula="of:=[.B35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2: Upload a file</text:p>
          </table:table-cell>
          <table:table-cell table:style-name="ce282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82" office:value-type="string">
            <text:p>File is uploaded successful. 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53" table:formula="of:=[.B36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3: Add siteMetadata for uploaded file</text:p>
          </table:table-cell>
          <table:table-cell table:style-name="ce282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82" office:value-type="string">
            <text:p>“metadata:siteMetadata” is added for uploaded fil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53" table:formula="of:=[.B37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4: Edit siteMetadata</text:p>
          </table:table-cell>
          <table:table-cell table:style-name="ce282" office:value-type="string">
            <text:p>- Click Edit icon corresponding with siteMetadata</text:p>
            <text:p>- Fill values, select some elements from the select box</text:p>
          </table:table-cell>
          <table:table-cell table:style-name="ce282" office:value-type="string">
            <text:p>Values are added successful. 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office:value-type="string">
            <text:p>Show exception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2">
          <table:table-cell table:style-name="ce27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73" office:value-type="string">
            <text:p>REG_AIO168_ECM_011</text:p>
          </table:table-cell>
          <table:table-cell table:style-name="ce148" office:value-type="float" office:value="1">
            <text:p>1.00</text:p>
          </table:table-cell>
          <table:table-cell table:style-name="ce153" table:formula="of:=[.B38]" office:value-type="string" office:string-value="REG_AIO168_ECM_011">
            <text:p>REG_AIO168_ECM_011</text:p>
          </table:table-cell>
          <table:table-cell table:style-name="ce275" office:value-type="string">
            <text:p>Check message when action in 2 windows</text:p>
          </table:table-cell>
          <table:table-cell office:value-type="string">
            <text:p>Step 1: Check showing message</text:p>
          </table:table-cell>
          <table:table-cell table:style-name="ce283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283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153" office:value-type="string">
            <text:p>High</text:p>
          </table:table-cell>
          <table:table-cell table:style-name="ce285" office:value-type="string">
            <text:p>ECM-5558</text:p>
            <text:p>CCP-718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2">
          <table:table-cell table:style-name="ce27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173" office:value-type="string">
            <text:p>REG_AIO168_ECM_012</text:p>
          </table:table-cell>
          <table:table-cell table:style-name="ce148" office:value-type="float" office:value="1">
            <text:p>1.00</text:p>
          </table:table-cell>
          <table:table-cell table:style-name="ce153" table:formula="of:=[.B39]" office:value-type="string" office:string-value="REG_AIO168_ECM_012">
            <text:p>REG_AIO168_ECM_012</text:p>
          </table:table-cell>
          <table:table-cell table:style-name="ce275" office:value-type="string">
            <text:p>Check showing insert/edit image icon in FCKEditor if field is multivalued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9</text:p>
            <text:p>CCP-696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REG_AIO168_ECM_012</text:p>
          </table:table-cell>
          <table:table-cell table:style-name="ce27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53" table:formula="of:=[.B40]" office:value-type="string" office:string-value="REG_AIO168_ECM_012">
            <text:p>REG_AIO168_ECM_012</text:p>
          </table:table-cell>
          <table:table-cell office:value-type="string">
            <text:p>Check showing insert/edit image icon in FCKEditor if field is multivalued</text:p>
          </table:table-cell>
          <table:table-cell office:value-type="string">
            <text:p>Step 2: Check showing icon</text:p>
          </table:table-cell>
          <table:table-cell office:value-type="string">
            <text:p>- Go to Sites Explorer</text:p>
            <text:p>- Choose a drive</text:p>
            <text:p>- Click Add document &amp; select Article template</text:p>
          </table:table-cell>
          <table:table-cell office:value-type="string">
            <text:p><text:span text:style-name="T14">The icon </text:span><text:span text:style-name="T14">insert/edit </text:span><text:span text:style-name="T14">image is </text:span><text:span text:style-name="T14">shown in the </text:span><text:span text:style-name="T14">FCK Editor in </text:span><text:span text:style-name="T14">Content field</text:span></text:p>
            <text:p><text:span text:style-name="T14"/>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9</text:p>
            <text:p>CCP-696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142" office:value-type="string">
            <text:p>REG_AIO168_ECM_013</text:p>
          </table:table-cell>
          <table:table-cell table:style-name="ce148" office:value-type="float" office:value="1">
            <text:p>1.00</text:p>
          </table:table-cell>
          <table:table-cell table:style-name="ce153" table:formula="of:=[.B41]" office:value-type="string" office:string-value="REG_AIO168_ECM_013">
            <text:p>REG_AIO168_ECM_013</text:p>
          </table:table-cell>
          <table:table-cell table:style-name="ce275" office:value-type="string">
            <text:p>Check if can remove exo:folksonomy property after creating tags for document</text:p>
          </table:table-cell>
          <table:table-cell office:value-type="string">
            <text:p>Step 1: Add tags on document</text:p>
          </table:table-cell>
          <table:table-cell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office:value-type="string">
            <text:p>Tags are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53" table:formula="of:=[.B42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2: Show node properties</text:p>
          </table:table-cell>
          <table:table-cell office:value-type="string">
            <text:p>- Click on View Node Properties to show all properties.</text:p>
          </table:table-cell>
          <table:table-cell office:value-type="string">
            <text:p>Properties Management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style-name="ce153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53" table:formula="of:=[.B43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3: Edit property</text:p>
          </table:table-cell>
          <table:table-cell office:value-type="string">
            <text:p>- Click edit icon at exo:folksonomy property , we will get as value a list of created tag.</text:p>
          </table:table-cell>
          <table:table-cell office:value-type="string">
            <text:p>we will get as value a list of created tag.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53" table:formula="of:=[.B44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4: Delete tag</text:p>
          </table:table-cell>
          <table:table-cell office:value-type="string">
            <text:p>- Click on delete button to remove one of the values</text:p>
            <text:p>- Save</text:p>
          </table:table-cell>
          <table:table-cell office:value-type="string">
            <text:p>It is remo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style-name="ce153" office:value-type="string">
            <text:p><text:s/>-&gt; it seams work fine but when you click to save button, this value is never deleted, and it's already exist.</text:p>
          </table:table-cell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53" table:formula="of:=[.B45]" office:value-type="string" office:string-value="REG_AIO168_ECM_013">
            <text:p>REG_AIO168_ECM_013</text:p>
          </table:table-cell>
          <table:table-cell table:style-name="ce275" office:value-type="string">
            <text:p>Check editing exo:title of node's properties</text:p>
          </table:table-cell>
          <table:table-cell office:value-type="string">
            <text:p>Step 1: Show node properties</text:p>
          </table:table-cell>
          <table:table-cell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office:value-type="string">
            <text:p>Properties Management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1</text:p>
            <text:p>CCP-527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7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53" table:formula="of:=[.B46]" office:value-type="string" office:string-value="REG_AIO168_ECM_013">
            <text:p>REG_AIO168_ECM_013</text:p>
          </table:table-cell>
          <table:table-cell office:value-type="string">
            <text:p>Check editing exo:title of node's properties</text:p>
          </table:table-cell>
          <table:table-cell office:value-type="string">
            <text:p>Step 2: Edit exo:title</text:p>
          </table:table-cell>
          <table:table-cell office:value-type="string">
            <text:p>- Click Edit icon at exo:title</text:p>
            <text:p>- Change value</text:p>
            <text:p>- Save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1</text:p>
            <text:p>CCP-527</text:p>
          </table:table-cell>
          <table:table-cell table:style-name="ce153" office:value-type="string">
            <text:p>No change</text:p>
          </table:table-cell>
          <table:table-cell>
            <text:p>hanh.ly</text:p>
          </table:table-cell>
          <table:table-cell table:number-columns-repeated="244"/>
        </table:table-row>
        <table:table-row table:style-name="ro36">
          <table:table-cell table:style-name="ce27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15.00</text:p>
          </table:table-cell>
          <table:table-cell table:style-name="ce173" office:value-type="string">
            <text:p>REG_AIO168_ECM_014</text:p>
          </table:table-cell>
          <table:table-cell table:style-name="ce148" office:value-type="float" office:value="1">
            <text:p>1.00</text:p>
          </table:table-cell>
          <table:table-cell table:style-name="ce153" table:formula="of:=[.B47]" office:value-type="string" office:string-value="REG_AIO168_ECM_014">
            <text:p>REG_AIO168_ECM_014</text:p>
          </table:table-cell>
          <table:table-cell table:style-name="ce275" office:value-type="string">
            <text:p>Check if possible to retrieve the lock on a node even by the root</text:p>
          </table:table-cell>
          <table:table-cell office:value-type="string">
            <text:p>Step 1: Check node</text:p>
          </table:table-cell>
          <table:table-cell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office:value-type="string">
            <text:p>Document is unlock &amp; viewable (check with DMS team for expected output)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20</text:p>
            <text:p>CCP-587</text:p>
          </table:table-cell>
          <table:table-cell table:style-name="ce153" office:value-type="string">
            <text:p><text:span text:style-name="T18"/></text:p>
            <text:p><text:span text:style-name="T18">- The </text:span><text:span text:style-name="T18">document </text:span><text:span text:style-name="T18">seems as if </text:span><text:span text:style-name="T18">it's locked. If </text:span><text:span text:style-name="T18">we want to </text:span><text:span text:style-name="T18">retrieve the </text:span><text:span text:style-name="T18">lock, the </text:span><text:span text:style-name="T18">message " </text:span><text:span text:style-name="T18">You don't </text:span><text:span text:style-name="T18">have </text:span><text:span text:style-name="T18">permission to </text:span><text:span text:style-name="T18">unlock this </text:span><text:span text:style-name="T18">node. Please </text:span><text:span text:style-name="T18">contact with </text:span><text:span text:style-name="T18">administrator </text:span><text:span text:style-name="T18">to get correct </text:span><text:span text:style-name="T18">right" was </text:span><text:span text:style-name="T18">appeared.</text:span></text:p>
          </table:table-cell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16.00</text:p>
          </table:table-cell>
          <table:table-cell table:style-name="ce173" office:value-type="string">
            <text:p>REG_AIO168_ECM_015</text:p>
          </table:table-cell>
          <table:table-cell table:style-name="ce148" office:value-type="float" office:value="1">
            <text:p>1.00</text:p>
          </table:table-cell>
          <table:table-cell table:style-name="ce153" table:formula="of:=[.B48]" office:value-type="string" office:string-value="REG_AIO168_ECM_015">
            <text:p>REG_AIO168_ECM_015</text:p>
          </table:table-cell>
          <table:table-cell table:style-name="ce275" office:value-type="string">
            <text:p>Check displaying taxonomy with long name</text:p>
          </table:table-cell>
          <table:table-cell office:value-type="string">
            <text:p>Step 1: Check showing taxonomy with long name</text:p>
          </table:table-cell>
          <table:table-cell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office:value-type="string">
            <text:p>New added taxonomy is well displayed in the list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31</text:p>
            <text:p>CCP-724</text:p>
          </table:table-cell>
          <table:table-cell table:style-name="ce153" office:value-type="string">
            <text:p>The name exceeds the border</text:p>
          </table:table-cell>
          <table:table-cell>
            <text:p>hanh.ly</text:p>
          </table:table-cell>
          <table:table-cell table:number-columns-repeated="244"/>
        </table:table-row>
        <table:table-row table:style-name="ro38">
          <table:table-cell table:style-name="ce27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17.00</text:p>
          </table:table-cell>
          <table:table-cell table:style-name="ce173" office:value-type="string">
            <text:p>REG_AIO168_ECM_016</text:p>
          </table:table-cell>
          <table:table-cell table:style-name="ce148" office:value-type="float" office:value="1">
            <text:p>1.00</text:p>
          </table:table-cell>
          <table:table-cell table:style-name="ce153" table:formula="of:=[.B49]" office:value-type="string" office:string-value="REG_AIO168_ECM_016">
            <text:p>REG_AIO168_ECM_016</text:p>
          </table:table-cell>
          <table:table-cell table:style-name="ce275" office:value-type="string">
            <text:p>Validate Sites Administration by W3C</text:p>
          </table:table-cell>
          <table:table-cell office:value-type="string">
            <text:p>Step 1: Check page</text:p>
          </table:table-cell>
          <table:table-cell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office:value-type="string">
            <text:p>No error with end tag for X omitted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43</text:p>
            <text:p>CCP-668</text:p>
          </table:table-cell>
          <table:table-cell table:style-name="ce153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>
            <text:p>hanh.ly</text:p>
          </table:table-cell>
          <table:table-cell table:number-columns-repeated="244"/>
        </table:table-row>
        <table:table-row table:style-name="ro32">
          <table:table-cell table:style-name="ce27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18.00</text:p>
          </table:table-cell>
          <table:table-cell table:style-name="ce142" office:value-type="string">
            <text:p>REG_AIO168_ECM_017</text:p>
          </table:table-cell>
          <table:table-cell table:style-name="ce148" office:value-type="float" office:value="1">
            <text:p>1.00</text:p>
          </table:table-cell>
          <table:table-cell table:style-name="ce153" table:formula="of:=[.B50]" office:value-type="string" office:string-value="REG_AIO168_ECM_017">
            <text:p>REG_AIO168_ECM_017</text:p>
          </table:table-cell>
          <table:table-cell table:style-name="ce275" office:value-type="string">
            <text:p>Check if can edit a WYSIWYGField with multiple value.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7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REG_AIO168_ECM_017</text:p>
          </table:table-cell>
          <table:table-cell table:style-name="ce279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53" table:formula="of:=[.B51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2: Add article</text:p>
          </table:table-cell>
          <table:table-cell office:value-type="string">
            <text:p>- Create new article with some contents <text:span text:style-name="T4">(</text:span>add more content fields<text:span text:style-name="T4">)</text:span></text:p>
          </table:table-cell>
          <table:table-cell office:value-type="string">
            <text:p>New article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style-name="ce153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7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REG_AIO168_ECM_017</text:p>
          </table:table-cell>
          <table:table-cell table:style-name="ce279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53" table:formula="of:=[.B52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3: Edit document</text:p>
          </table:table-cell>
          <table:table-cell office:value-type="string">
            <text:p>Edit added article</text:p>
          </table:table-cell>
          <table:table-cell office:value-type="string">
            <text:p>Edit document form is shown correct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style-name="ce153" office:value-type="string">
            <text:p>There's only one value of this WYSIWYGField.</text:p>
          </table:table-cell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142" office:value-type="string">
            <text:p>REG_AIO168_ECM_018</text:p>
          </table:table-cell>
          <table:table-cell table:style-name="ce279" office:value-type="float" office:value="1">
            <text:p>1.00</text:p>
          </table:table-cell>
          <table:table-cell table:style-name="ce153" table:formula="of:=[.B53]" office:value-type="string" office:string-value="REG_AIO168_ECM_018">
            <text:p>REG_AIO168_ECM_018</text:p>
          </table:table-cell>
          <table:table-cell table:style-name="ce275" office:value-type="string">
            <text:p>Check if manage version is disable for subnode of a web content</text:p>
          </table:table-cell>
          <table:table-cell office:value-type="string">
            <text:p>Step 1: Add new web content</text:p>
          </table:table-cell>
          <table:table-cell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office:value-type="string">
            <text:p>Web content is added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66</text:p>
            <text:p>CCP-412</text:p>
          </table:table-cell>
          <table:table-cell table:style-name="ce153"/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3" office:value-type="string">
            <text:p>REG_AIO168_ECM_018</text:p>
          </table:table-cell>
          <table:table-cell table:style-name="ce279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53" table:formula="of:=[.B54]" office:value-type="string" office:string-value="REG_AIO168_ECM_018">
            <text:p>REG_AIO168_ECM_018</text:p>
          </table:table-cell>
          <table:table-cell office:value-type="string">
            <text:p>Check if manage version is disable for subnode of a web content</text:p>
          </table:table-cell>
          <table:table-cell office:value-type="string">
            <text:p>Step 2: Check if can add version for subnode of added web content</text:p>
          </table:table-cell>
          <table:table-cell office:value-type="string">
            <text:p>- Select added web content</text:p>
            <text:p>- Select its sub node</text:p>
          </table:table-cell>
          <table:table-cell office:value-type="string">
            <text:p>- In System tab of WCM view &amp; Admin view: there's no Manage Versions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66</text:p>
            <text:p>CCP-412</text:p>
          </table:table-cell>
          <table:table-cell table:style-name="ce283" office:value-type="string">
            <text:p>When we export and then import this web-content node with its version history, we get exceptions and the imported node is corrupted.</text:p>
          </table:table-cell>
          <table:table-cell>
            <text:p>hanh.ly</text:p>
          </table:table-cell>
          <table:table-cell table:number-columns-repeated="244"/>
        </table:table-row>
        <table:table-row table:style-name="ro36">
          <table:table-cell table:style-name="ce27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20.00</text:p>
          </table:table-cell>
          <table:table-cell table:style-name="ce142" office:value-type="string">
            <text:p>REG_AIO168_ECM_019</text:p>
          </table:table-cell>
          <table:table-cell table:style-name="ce279" office:value-type="float" office:value="1">
            <text:p>1.00</text:p>
          </table:table-cell>
          <table:table-cell table:style-name="ce153" table:formula="of:=[.B55]" office:value-type="string" office:string-value="REG_AIO168_ECM_019">
            <text:p>REG_AIO168_ECM_019</text:p>
          </table:table-cell>
          <table:table-cell table:style-name="ce280" office:value-type="string">
            <text:p>Check displaying in Content Browser</text:p>
          </table:table-cell>
          <table:table-cell table:style-name="ce282" office:value-type="string">
            <text:p>Step 1: Import node</text:p>
          </table:table-cell>
          <table:table-cell table:style-name="ce282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82" office:value-type="string">
            <text:p>Import node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2</text:p>
            <text:p>CCP-602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3" office:value-type="string">
            <text:p>REG_AIO168_ECM_019</text:p>
          </table:table-cell>
          <table:table-cell table:style-name="ce27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53" table:formula="of:=[.B56]" office:value-type="string" office:string-value="REG_AIO168_ECM_019">
            <text:p>REG_AIO168_ECM_019</text:p>
          </table:table-cell>
          <table:table-cell table:style-name="ce281" office:value-type="string">
            <text:p>Check displaying in Content Browser</text:p>
          </table:table-cell>
          <table:table-cell table:style-name="ce282" office:value-type="string">
            <text:p>Step 2: Check showing imported node in Content Browser</text:p>
          </table:table-cell>
          <table:table-cell table:style-name="ce282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82" office:value-type="string">
            <text:p>Content browser is well displayed will nodes under imported nod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2</text:p>
            <text:p>CCP-602</text:p>
          </table:table-cell>
          <table:table-cell table:style-name="ce286" office:value-type="string">
            <text:p>Display error</text:p>
          </table:table-cell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173" office:value-type="string">
            <text:p>REG_AIO168_ECM_020</text:p>
          </table:table-cell>
          <table:table-cell table:style-name="ce279" office:value-type="float" office:value="1">
            <text:p>1.00</text:p>
          </table:table-cell>
          <table:table-cell table:style-name="ce153" table:formula="of:=[.B57]" office:value-type="string" office:string-value="REG_AIO168_ECM_020">
            <text:p>REG_AIO168_ECM_020</text:p>
          </table:table-cell>
          <table:table-cell table:style-name="ce275" office:value-type="string">
            <text:p>Check French translation for tooltip of Add item icon in Add properties form</text:p>
          </table:table-cell>
          <table:table-cell office:value-type="string">
            <text:p>Step 1: Check French translation</text:p>
          </table:table-cell>
          <table:table-cell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office:value-type="string">
            <text:p>When mouse over on the + icon the tooltip Add Item is well translated in French (e.g: Ajouter)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: “Add Item” in Frech</text:p>
          </table:table-cell>
          <table:table-cell table:number-columns-repeated="245"/>
        </table:table-row>
        <table:table-row table:style-name="ro30">
          <table:table-cell table:style-name="ce27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22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53" table:formula="of:=[.B58]" office:value-type="string" office:string-value="REG_AIO168_ECM_020">
            <text:p>REG_AIO168_ECM_020</text:p>
          </table:table-cell>
          <table:table-cell table:style-name="ce275" office:value-type="string">
            <text:p>Check if title of Content Browser portlet is well translated in French</text:p>
          </table:table-cell>
          <table:table-cell office:value-type="string">
            <text:p>Step 1: Open Content Browser</text:p>
          </table:table-cell>
          <table:table-cell office:value-type="string">
            <text:p>- Login acme site</text:p>
            <text:p>- Change language to French</text:p>
            <text:p>- Select Content Browser page</text:p>
          </table:table-cell>
          <table:table-cell office:value-type="string">
            <text:p>Content Browser is shown, the title (in the infor bar) is translated in French</text:p>
            <text:p><text:span text:style-name="T17">Content <text:s/></text:span><text:span text:style-name="T17">Browser → </text:span><text:span text:style-name="T17">Explorateur </text:span><text:span text:style-name="T17">de contenu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In French display “Content Browser”</text:p>
          </table:table-cell>
          <table:table-cell table:number-columns-repeated="245"/>
        </table:table-row>
        <table:table-row table:style-name="ro30">
          <table:table-cell table:style-name="ce27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23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53" table:formula="of:=[.B59]" office:value-type="string" office:string-value="REG_AIO168_ECM_020">
            <text:p>REG_AIO168_ECM_020</text:p>
          </table:table-cell>
          <table:table-cell table:style-name="ce275" office:value-type="string">
            <text:p>Check if title of Fast Content Creator portlet is well translated in French</text:p>
          </table:table-cell>
          <table:table-cell office:value-type="string">
            <text:p>Step 1: Open Fast Content Creator</text:p>
          </table:table-cell>
          <table:table-cell office:value-type="string">
            <text:p>- Login acme site</text:p>
            <text:p>- Change language to French</text:p>
            <text:p>- Select Fast Content Creator page</text:p>
          </table:table-cell>
          <table:table-cell office:value-type="string">
            <text:p>Content Browser is shown, the title (in the infor bar) is translated in French: Fast Content Creator → Création Rapide de Contenu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36">
          <table:table-cell table:style-name="ce27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24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0];6;FIND(&quot;:&quot;;[.F60];1)-FIND(&quot; &quot;;[.F60];1)-1))&gt;VALUE(MID([.F59];6;FIND(&quot;:&quot;;[.F59];1)-FIND(&quot; &quot;;[.F59];1)-1));[.C59];[.C59]+1)" office:value-type="float" office:value="4">
            <text:p>4.00</text:p>
          </table:table-cell>
          <table:table-cell table:style-name="ce153" table:formula="of:=[.B60]" office:value-type="string" office:string-value="REG_AIO168_ECM_020">
            <text:p>REG_AIO168_ECM_020</text:p>
          </table:table-cell>
          <table:table-cell table:style-name="ce275" office:value-type="string">
            <text:p>Check if Tooltip of icons in Action configuration page are translated in French</text:p>
          </table:table-cell>
          <table:table-cell office:value-type="string">
            <text:p>Step 1: Open Manage Actions form</text:p>
          </table:table-cell>
          <table:table-cell table:style-name="ce28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office:value-type="string">
            <text:p>- Added action is listed in Available Action tab</text:p>
            <text:p>- There're some icon &amp; their tooltip are well translated in French</text:p>
            <text:p><text:span text:style-name="T17">View/Edit/Del</text:span><text:span text:style-name="T17">ete → </text:span><text:span text:style-name="T17">Visualiser/Mo</text:span><text:span text:style-name="T17">difier/Supprim</text:span><text:span text:style-name="T17">er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36">
          <table:table-cell table:style-name="ce27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25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153" table:formula="of:=[.B61]" office:value-type="string" office:string-value="REG_AIO168_ECM_020">
            <text:p>REG_AIO168_ECM_020</text:p>
          </table:table-cell>
          <table:table-cell table:style-name="ce275" office:value-type="string">
            <text:p>Check if “add” lifecycle is translated in French</text:p>
          </table:table-cell>
          <table:table-cell office:value-type="string">
            <text:p>Step 1: Open Manage Actions form</text:p>
          </table:table-cell>
          <table:table-cell table:style-name="ce28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office:value-type="string">
            <text:p>In Add/Edit an Action part: There's “add” for lifecyle, it is well translated in French </text:p>
            <text:p>add -&gt; ajouter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23">
          <table:table-cell table:style-name="ce27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26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2];6;FIND(&quot;:&quot;;[.F62];1)-FIND(&quot; &quot;;[.F62];1)-1))&gt;VALUE(MID([.F61];6;FIND(&quot;:&quot;;[.F61];1)-FIND(&quot; &quot;;[.F61];1)-1));[.C61];[.C61]+1)" office:value-type="float" office:value="6">
            <text:p>6.00</text:p>
          </table:table-cell>
          <table:table-cell table:style-name="ce153" table:formula="of:=[.B62]" office:value-type="string" office:string-value="REG_AIO168_ECM_020">
            <text:p>REG_AIO168_ECM_020</text:p>
          </table:table-cell>
          <table:table-cell table:style-name="ce275" office:value-type="string">
            <text:p>Check if version states are translated in French</text:p>
          </table:table-cell>
          <table:table-cell office:value-type="string">
            <text:p>Step 1: Open Manage Publication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office:value-type="string">
            <text:p>The description of current states are well translated</text:p>
            <text:p><text:span text:style-name="T17">Enrolled → </text:span><text:span text:style-name="T17">Créé;draft → </text:span><text:span text:style-name="T17">brouillon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Display as “enrolled”, “draft”</text:p>
          </table:table-cell>
          <table:table-cell table:number-columns-repeated="245"/>
        </table:table-row>
        <table:table-row table:style-name="ro34">
          <table:table-cell table:style-name="ce27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27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table:style-name="ce153" table:formula="of:=[.B63]" office:value-type="string" office:string-value="REG_AIO168_ECM_020">
            <text:p>REG_AIO168_ECM_020</text:p>
          </table:table-cell>
          <table:table-cell table:style-name="ce275" office:value-type="string">
            <text:p>Check translation of Add item tool tip in Add symlink form</text:p>
          </table:table-cell>
          <table:table-cell office:value-type="string">
            <text:p>Step 1: Open add symlink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office:value-type="string">
            <text:p>Add symlink form is shown, mouse over on cross icon the tooltip is well translated in French</text:p>
            <text:p><text:span text:style-name="T17">Add item → </text:span><text:span text:style-name="T17">Ajouter un </text:span><text:span text:style-name="T17">item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27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4];6;FIND(&quot;:&quot;;[.F64];1)-FIND(&quot; &quot;;[.F64];1)-1))&gt;VALUE(MID([.F63];6;FIND(&quot;:&quot;;[.F63];1)-FIND(&quot; &quot;;[.F63];1)-1));[.C63];[.C63]+1)" office:value-type="float" office:value="8">
            <text:p>8.00</text:p>
          </table:table-cell>
          <table:table-cell table:style-name="ce153" table:formula="of:=[.B64]" office:value-type="string" office:string-value="REG_AIO168_ECM_020">
            <text:p>REG_AIO168_ECM_020</text:p>
          </table:table-cell>
          <table:table-cell table:style-name="ce275" office:value-type="string">
            <text:p>Check translation of Remove upload tool tip in Upload file form</text:p>
          </table:table-cell>
          <table:table-cell office:value-type="string">
            <text:p>Step 1: Open upload file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office:value-type="string">
            <text:p>There's remove upload icon, mouse over on the icon, its tooltip is well translated in French</text:p>
            <text:p><text:span text:style-name="T17">Remove </text:span><text:span text:style-name="T17">Uploaded → </text:span><text:span text:style-name="T17">Supprimer le </text:span><text:span text:style-name="T17">fichier </text:span><text:span text:style-name="T17">uploadé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27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29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5];6;FIND(&quot;:&quot;;[.F65];1)-FIND(&quot; &quot;;[.F65];1)-1))&gt;VALUE(MID([.F64];6;FIND(&quot;:&quot;;[.F64];1)-FIND(&quot; &quot;;[.F64];1)-1));[.C64];[.C64]+1)" office:value-type="float" office:value="9">
            <text:p>9.00</text:p>
          </table:table-cell>
          <table:table-cell table:style-name="ce153" table:formula="of:=[.B65]" office:value-type="string" office:string-value="REG_AIO168_ECM_020">
            <text:p>REG_AIO168_ECM_020</text:p>
          </table:table-cell>
          <table:table-cell table:style-name="ce275" office:value-type="string">
            <text:p>Check translation of Sites Explorer portlet's title</text:p>
          </table:table-cell>
          <table:table-cell office:value-type="string">
            <text:p>Step 1: Open Sites Explorer portlet</text:p>
          </table:table-cell>
          <table:table-cell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office:value-type="string">
            <text:p>The title of portlet is shown in Infor bar &amp; well translated in French</text:p>
            <text:p>File Explorer → Exploirateur de fichiers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34">
          <table:table-cell table:style-name="ce27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30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6];6;FIND(&quot;:&quot;;[.F66];1)-FIND(&quot; &quot;;[.F66];1)-1))&gt;VALUE(MID([.F65];6;FIND(&quot;:&quot;;[.F65];1)-FIND(&quot; &quot;;[.F65];1)-1));[.C65];[.C65]+1)" office:value-type="float" office:value="10">
            <text:p>10.00</text:p>
          </table:table-cell>
          <table:table-cell table:style-name="ce153" table:formula="of:=[.B66]" office:value-type="string" office:string-value="REG_AIO168_ECM_020">
            <text:p>REG_AIO168_ECM_020</text:p>
          </table:table-cell>
          <table:table-cell table:style-name="ce275" office:value-type="string">
            <text:p>Check tool tip of select authentication class while adding new repository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office:value-type="string">
            <text:p>“Select authentication class” form is shown with Select icon, mouse over on the icon, its tooltip is well translated in French</text:p>
            <text:p><text:span text:style-name="T17">Select → </text:span><text:span text:style-name="T17">Sélectionner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27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31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table:style-name="ce153" table:formula="of:=[.B67]" office:value-type="string" office:string-value="REG_AIO168_ECM_020">
            <text:p>REG_AIO168_ECM_020</text:p>
          </table:table-cell>
          <table:table-cell table:style-name="ce275" office:value-type="string">
            <text:p>Check translation of tooltip on icon in Add new action type form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office:value-type="string">
            <text:p>Action type form is shown. There're icons to add/remove Variables, tooltips are well translated in French</text:p>
            <text:p><text:span text:style-name="T17">Remove Item </text:span><text:span text:style-name="T17">→ Supprimer </text:span><text:span text:style-name="T17">un item; Add </text:span><text:span text:style-name="T17">item → </text:span><text:span text:style-name="T17">Ajouter un </text:span><text:span text:style-name="T17">item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34">
          <table:table-cell table:style-name="ce27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32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table:style-name="ce153" table:formula="of:=[.B68]" office:value-type="string" office:string-value="REG_AIO168_ECM_020">
            <text:p>REG_AIO168_ECM_020</text:p>
          </table:table-cell>
          <table:table-cell table:style-name="ce275" office:value-type="string">
            <text:p>Check translation of remove permission icon's tooltip</text:p>
          </table:table-cell>
          <table:table-cell office:value-type="string">
            <text:p>Step 1: Show add/edit drive form</text:p>
          </table:table-cell>
          <table:table-cell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office:value-type="string">
            <text:p>Edit drive form is shown</text:p>
            <text:p>There's icon to remove assign permission, it's tooltip is well displayed in French</text:p>
            <text:p><text:span text:style-name="T17">Remove </text:span><text:span text:style-name="T17">permission → </text:span><text:span text:style-name="T17">Supprimer la </text:span><text:span text:style-name="T17">permission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23">
          <table:table-cell table:style-name="ce27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33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table:style-name="ce153" table:formula="of:=[.B69]" office:value-type="string" office:string-value="REG_AIO168_ECM_020">
            <text:p>REG_AIO168_ECM_020</text:p>
          </table:table-cell>
          <table:table-cell table:style-name="ce275" office:value-type="string">
            <text:p>Check translation of view Template while editing view</text:p>
          </table:table-cell>
          <table:table-cell office:value-type="string">
            <text:p>Step 1: Show form to edit a view</text:p>
          </table:table-cell>
          <table:table-cell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277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9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8" table:default-cell-style-name="Default"/>
        <table:table-row table:style-name="ro1">
          <table:table-cell table:style-name="ce287"/>
          <table:table-cell table:style-name="ce290" office:value-type="string">
            <text:p>TEST CASES</text:p>
          </table:table-cell>
          <table:table-cell table:style-name="ce294"/>
          <table:table-cell table:style-name="ce299" table:number-columns-repeated="2"/>
          <table:table-cell table:style-name="ce287"/>
          <table:table-cell table:style-name="ce299" table:number-columns-repeated="2"/>
          <table:table-cell table:style-name="ce309"/>
          <table:table-cell table:style-name="ce312"/>
          <table:table-cell table:style-name="ce287"/>
          <table:table-cell table:style-name="ce314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1">
          <table:table-cell table:style-name="ce287"/>
          <table:table-cell table:style-name="ce291"/>
          <table:table-cell table:style-name="ce295"/>
          <table:table-cell table:style-name="ce299" table:number-columns-repeated="2"/>
          <table:table-cell table:style-name="ce287"/>
          <table:table-cell table:style-name="ce299" table:number-columns-repeated="2"/>
          <table:table-cell table:style-name="ce309"/>
          <table:table-cell table:style-name="ce287" table:number-columns-repeated="2"/>
          <table:table-cell table:style-name="ce314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21">
          <table:table-cell table:style-name="ce287"/>
          <table:table-cell table:style-name="ce292" office:value-type="string">
            <text:p>Function List:</text:p>
          </table:table-cell>
          <table:table-cell table:style-name="ce296" office:value-type="string" table:number-columns-spanned="3" table:number-rows-spanned="1">
            <text:p>Bugs on WCM 1.2.x for regression test</text:p>
          </table:table-cell>
          <table:covered-table-cell table:style-name="ce300"/>
          <table:covered-table-cell table:style-name="ce297"/>
          <table:table-cell table:style-name="ce287"/>
          <table:table-cell table:style-name="ce307"/>
          <table:table-cell table:style-name="ce308"/>
          <table:table-cell table:style-name="ce310"/>
          <table:table-cell table:style-name="ce287" table:number-columns-repeated="2"/>
          <table:table-cell table:style-name="ce314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7">
          <table:table-cell table:style-name="ce287"/>
          <table:table-cell table:style-name="ce292" office:value-type="string">
            <text:p>Total Main Cases:</text:p>
          </table:table-cell>
          <table:table-cell table:style-name="ce297" table:formula="of:=MAX([.A7:.A1005])" office:value-type="float" office:value="4" table:number-columns-spanned="3" table:number-rows-spanned="1">
            <text:p>4</text:p>
          </table:table-cell>
          <table:covered-table-cell table:style-name="ce300"/>
          <table:covered-table-cell table:style-name="ce297"/>
          <table:table-cell table:style-name="ce287"/>
          <table:table-cell table:style-name="ce307"/>
          <table:table-cell table:style-name="ce308"/>
          <table:table-cell table:style-name="ce310"/>
          <table:table-cell table:style-name="ce287" table:number-columns-repeated="2"/>
          <table:table-cell table:style-name="ce31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1">
          <table:table-cell table:style-name="ce287"/>
          <table:table-cell table:style-name="ce293"/>
          <table:table-cell table:style-name="ce287"/>
          <table:table-cell table:style-name="ce301" table:number-columns-repeated="2"/>
          <table:table-cell table:style-name="ce301" office:value-type="string">
            <text:p><text:s/></text:p>
          </table:table-cell>
          <table:table-cell table:style-name="ce301" table:number-columns-repeated="2"/>
          <table:table-cell table:style-name="ce311"/>
          <table:table-cell table:style-name="ce287" table:number-columns-repeated="2"/>
          <table:table-cell table:style-name="ce287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287" table:number-columns-repeated="240"/>
        </table:table-row>
        <table:table-row table:style-name="ro7">
          <table:table-cell table:style-name="ce288" office:value-type="string">
            <text:p>Case No</text:p>
          </table:table-cell>
          <table:table-cell table:style-name="ce288" office:value-type="string">
            <text:p>Related function</text:p>
          </table:table-cell>
          <table:table-cell table:style-name="ce288" office:value-type="string">
            <text:p>Case ID</text:p>
          </table:table-cell>
          <table:table-cell table:style-name="ce288" office:value-type="string">
            <text:p>Path</text:p>
          </table:table-cell>
          <table:table-cell table:style-name="ce288" office:value-type="string">
            <text:p>Case Description</text:p>
          </table:table-cell>
          <table:table-cell table:style-name="ce288" office:value-type="string">
            <text:p>Step Description</text:p>
          </table:table-cell>
          <table:table-cell table:style-name="ce288" office:value-type="string">
            <text:p>Steps to produce</text:p>
          </table:table-cell>
          <table:table-cell table:style-name="ce288" office:value-type="string">
            <text:p>Expected Output</text:p>
          </table:table-cell>
          <table:table-cell table:style-name="ce288" office:value-type="string">
            <text:p>Priority</text:p>
          </table:table-cell>
          <table:table-cell table:style-name="ce288" office:value-type="string">
            <text:p>Link</text:p>
          </table:table-cell>
          <table:table-cell table:style-name="ce288" office:value-type="string">
            <text:p>Bug description</text:p>
          </table:table-cell>
          <table:table-cell table:style-name="ce288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316" table:number-columns-repeated="211"/>
          <table:table-cell table:style-name="ce311" table:number-columns-repeated="25"/>
          <table:table-cell table:style-name="ce287"/>
        </table:table-row>
        <table:table-row table:style-name="ro34">
          <table:table-cell table:style-name="ce136" office:value-type="float" office:value="1">
            <text:p>1.00</text:p>
          </table:table-cell>
          <table:table-cell table:style-name="ce142" office:value-type="string">
            <text:p>REG_AIO169_WCM_001</text:p>
          </table:table-cell>
          <table:table-cell table:style-name="ce298" office:value-type="float" office:value="1">
            <text:p>1.00</text:p>
          </table:table-cell>
          <table:table-cell table:style-name="ce142" table:formula="of:=[.B7]" office:value-type="string" office:string-value="REG_AIO169_WCM_001">
            <text:p>REG_AIO169_WCM_001</text:p>
          </table:table-cell>
          <table:table-cell table:style-name="ce280" office:value-type="string">
            <text:p>Check displaying his name and surname of author in FCC</text:p>
          </table:table-cell>
          <table:table-cell table:style-name="ce282" office:value-type="string">
            <text:p>Step 1: Check when use Fast Content Creator</text:p>
          </table:table-cell>
          <table:table-cell table:style-name="ce282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>
            <text:p>hanh.ly</text:p>
          </table:table-cell>
          <table:table-cell table:style-name="ce287" table:number-columns-repeated="244"/>
        </table:table-row>
        <table:table-row table:style-name="ro23">
          <table:table-cell table:style-name="ce2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42" office:value-type="string">
            <text:p>REG_AIO169_WCM_001</text:p>
          </table:table-cell>
          <table:table-cell table:style-name="ce279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42" table:formula="of:=[.B8]" office:value-type="string" office:string-value="REG_AIO169_WCM_001">
            <text:p>REG_AIO169_WCM_001</text:p>
          </table:table-cell>
          <table:table-cell table:style-name="ce280" office:value-type="string">
            <text:p>Check displaying his name and surname of author in FE</text:p>
          </table:table-cell>
          <table:table-cell table:style-name="ce282" office:value-type="string">
            <text:p>Step 1: Check when use File Explorer </text:p>
          </table:table-cell>
          <table:table-cell table:style-name="ce282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>
            <text:p>hanh.ly</text:p>
          </table:table-cell>
          <table:table-cell table:style-name="ce287" table:number-columns-repeated="244"/>
        </table:table-row>
        <table:table-row table:style-name="ro15">
          <table:table-cell table:style-name="ce2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2" office:value-type="string">
            <text:p>REG_AIO169_WCM_001</text:p>
          </table:table-cell>
          <table:table-cell table:style-name="ce27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42" table:formula="of:=[.B9]" office:value-type="string" office:string-value="REG_AIO169_WCM_001">
            <text:p>REG_AIO169_WCM_001</text:p>
          </table:table-cell>
          <table:table-cell table:style-name="ce281" office:value-type="string">
            <text:p>Check displaying his name and surname of author in FE</text:p>
          </table:table-cell>
          <table:table-cell table:style-name="ce282" office:value-type="string">
            <text:p>Step 2: Check config in Content Browser portlet</text:p>
          </table:table-cell>
          <table:table-cell table:style-name="ce282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>
            <text:p>hanh.ly</text:p>
          </table:table-cell>
          <table:table-cell table:style-name="ce287" table:number-columns-repeated="244"/>
        </table:table-row>
        <table:table-row table:style-name="ro8">
          <table:table-cell table:style-name="ce28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42" office:value-type="string">
            <text:p>REG_AIO169_WCM_002</text:p>
          </table:table-cell>
          <table:table-cell table:style-name="ce279" office:value-type="float" office:value="1">
            <text:p>1.00</text:p>
          </table:table-cell>
          <table:table-cell table:style-name="ce142" table:formula="of:=[.B10]" office:value-type="string" office:string-value="REG_AIO169_WCM_002">
            <text:p>REG_AIO169_WCM_002</text:p>
          </table:table-cell>
          <table:table-cell table:style-name="ce302" office:value-type="string">
            <text:p>Check displaying pagination results of search in drive acme</text:p>
          </table:table-cell>
          <table:table-cell table:style-name="ce304" office:value-type="string">
            <text:p>Step 1: Go to drive "acme"</text:p>
          </table:table-cell>
          <table:table-cell table:style-name="ce304" office:value-type="string">
            <text:p>- Login by root</text:p>
            <text:p>- Go to Site explorer</text:p>
            <text:p>- Choose drive "acme"</text:p>
          </table:table-cell>
          <table:table-cell table:style-name="ce304" office:value-type="string">
            <text:p>- Show drive "acme"</text:p>
          </table:table-cell>
          <table:table-cell table:style-name="ce286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9">
          <table:table-cell table:style-name="ce28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2" table:formula="of:=[.B11]" office:value-type="string" office:string-value="REG_AIO169_WCM_002">
            <text:p>REG_AIO169_WCM_002</text:p>
          </table:table-cell>
          <table:table-cell table:style-name="ce303" office:value-type="string">
            <text:p>Check displaying pagination results of search in drive acme</text:p>
          </table:table-cell>
          <table:table-cell table:style-name="ce305" office:value-type="string">
            <text:p>Step 2: Check displaying pagination results of search in drive acme</text:p>
          </table:table-cell>
          <table:table-cell table:style-name="ce304" office:value-type="string">
            <text:p>- Go to the category "World"</text:p>
            <text:p>- Enter the keyword "ipsum"</text:p>
          </table:table-cell>
          <table:table-cell table:style-name="ce305" office:value-type="string">
            <text:p>- Show the result search in drive acme without pagination</text:p>
          </table:table-cell>
          <table:table-cell table:style-name="ce286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89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2" office:value-type="string">
            <text:p>Check searching documents which names contain apostrophes in Simple search.</text:p>
          </table:table-cell>
          <table:table-cell table:style-name="ce305" office:value-type="string">
            <text:p>Step 1:<text:span text:style-name="T19"> </text:span><text:span text:style-name="T19">Upload a </text:span><text:span text:style-name="T19">document </text:span><text:span text:style-name="T19">with name </text:span><text:span text:style-name="T19">contains </text:span><text:span text:style-name="T19">apostrophes</text:span></text:p>
          </table:table-cell>
          <table:table-cell table:style-name="ce304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304" office:value-type="string">
            <text:p>- Upload successfully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3" office:value-type="string">
            <text:p>Check searching documents which names contain apostrophes in Simple search.</text:p>
          </table:table-cell>
          <table:table-cell table:style-name="ce306" office:value-type="string">
            <text:p>Step 2: Public this doc</text:p>
          </table:table-cell>
          <table:table-cell table:style-name="ce306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306" office:value-type="string">
            <text:p>- Public doc successfully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13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8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3" office:value-type="string">
            <text:p>Check searching documents which names contain apostrophes in Simple search.</text:p>
          </table:table-cell>
          <table:table-cell table:style-name="ce306" office:value-type="string">
            <text:p>Step 3: Search doc which name contains apostrophes</text:p>
          </table:table-cell>
          <table:table-cell table:style-name="ce306" office:value-type="string">
            <text:p>- In put name contains apostrophes and click enter</text:p>
          </table:table-cell>
          <table:table-cell table:style-name="ce306" office:value-type="string">
            <text:p>Show document which name contains apostrophes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13"/>
          <table:table-cell>
            <text:p>hanh.ly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8" table:default-cell-style-name="Default"/>
        <table:table-row table:style-name="ro24">
          <table:table-cell table:style-name="ce214" office:value-type="string" table:number-columns-spanned="4" table:number-rows-spanned="2">
            <text:p>DMS 2.5.x Regression Tests List on AIO</text:p>
          </table:table-cell>
          <table:covered-table-cell table:style-name="ce214"/>
          <table:covered-table-cell table:style-name="ce214"/>
          <table:covered-table-cell table:style-name="ce226"/>
          <table:table-cell table:style-name="ce225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4">
          <table:covered-table-cell table:style-name="ce215"/>
          <table:covered-table-cell table:style-name="ce215"/>
          <table:covered-table-cell table:style-name="ce215"/>
          <table:covered-table-cell table:style-name="ce226"/>
          <table:covered-table-cell table:style-name="ce228"/>
          <table:table-cell table:number-columns-repeated="250"/>
        </table:table-row>
        <table:table-row table:style-name="ro25">
          <table:table-cell table:style-name="ce216" office:value-type="string">
            <text:p>Id</text:p>
          </table:table-cell>
          <table:table-cell table:style-name="ce216" office:value-type="string">
            <text:p>Functional Group</text:p>
          </table:table-cell>
          <table:table-cell table:style-name="ce225" office:value-type="string">
            <text:p>Functionality</text:p>
          </table:table-cell>
          <table:table-cell table:style-name="ce225" office:value-type="string">
            <text:p>Functionality Summary</text:p>
          </table:table-cell>
          <table:covered-table-cell table:style-name="ce228"/>
          <table:table-cell table:number-columns-repeated="250"/>
        </table:table-row>
        <table:table-row table:style-name="ro26">
          <table:table-cell table:style-name="ce217" office:value-type="string">
            <text:p>V 1.6.1</text:p>
          </table:table-cell>
          <table:table-cell table:style-name="ce221" table:number-columns-repeated="4"/>
          <table:table-cell table:number-columns-repeated="250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DMS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229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1">
          <table:table-cell table:style-name="ce217" office:value-type="string">
            <text:p>V 1.6.5</text:p>
          </table:table-cell>
          <table:table-cell table:style-name="ce222" table:number-columns-repeated="2"/>
          <table:table-cell table:style-name="ce52"/>
          <table:table-cell table:style-name="ce229"/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3">
          <table:table-cell table:style-name="ce48" office:value-type="string">
            <text:p>REG_AIO165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Search</text:p>
          </table:table-cell>
          <table:table-cell table:style-name="ce227" office:value-type="string">
            <text:p>Add research for nodes in the simple search of File Explorer</text:p>
          </table:table-cell>
          <table:table-cell table:style-name="ce230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3"/>
          <table:table-cell table:style-name="ce236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5_ECM_002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231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4" table:number-columns-repeated="245"/>
          <table:table-cell table:number-columns-repeated="5"/>
        </table:table-row>
        <table:table-row table:style-name="ro27">
          <table:table-cell table:style-name="ce48" office:value-type="string">
            <text:p>REG_AIO165_ECM_003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<text:span text:style-name="T15">Secours Catholique : DMS tickets backport</text:span></text:p>
            <text:p><text:span text:style-name="T16">The day of the month in the calendar pop-up is </text:span><text:span text:style-name="T16">not translated to French</text:span></text:p>
          </table:table-cell>
          <table:table-cell table:style-name="ce231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6</text:p>
          </table:table-cell>
          <table:table-cell table:style-name="ce223" table:number-columns-repeated="3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1</text:p>
          </table:table-cell>
          <table:table-cell table:style-name="ce83" office:value-type="string">
            <text:p>ECM</text:p>
          </table:table-cell>
          <table:table-cell table:style-name="ce83" office:value-type="string">
            <text:p>ECM</text:p>
          </table:table-cell>
          <table:table-cell table:style-name="ce52" office:value-type="string">
            <text:p>Problem when double clicking on node in the file explorer (with IE7)</text:p>
          </table:table-cell>
          <table:table-cell table:style-name="ce232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6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read:any right is given for every new Workspace</text:p>
          </table:table-cell>
          <table:table-cell table:style-name="ce231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UIOneNodePathSelector must hide the children in the left Panel</text:p>
          </table:table-cell>
          <table:table-cell table:style-name="ce231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6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231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Update of a new document (file) does not change the publication status</text:p>
          </table:table-cell>
          <table:table-cell table:style-name="ce231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7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7_ECM_001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Check the name of document author</text:p>
          </table:table-cell>
          <table:table-cell table:style-name="ce23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3"/>
          <table:table-cell table:style-name="ce237" table:number-columns-repeated="244"/>
          <table:table-cell table:style-name="ce239" table:number-columns-repeated="5"/>
        </table:table-row>
        <table:table-row table:style-name="ro7">
          <table:table-cell table:style-name="ce48" office:value-type="string">
            <text:p>REG_AIO167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delete tag for document</text:p>
          </table:table-cell>
          <table:table-cell table:style-name="ce231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Date field is reset after clicking on "+" to add a new value in another field</text:p>
          </table:table-cell>
          <table:table-cell table:style-name="ce23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ort document by modified date &amp; Creation date does not work</text:p>
          </table:table-cell>
          <table:table-cell table:style-name="ce23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't delete a web content created in a category from the web contents folder</text:p>
          </table:table-cell>
          <table:table-cell table:style-name="ce23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Problems after importing documents with version history</text:p>
          </table:table-cell>
          <table:table-cell table:style-name="ce23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8">
          <table:table-cell table:style-name="ce48" office:value-type="string">
            <text:p>REG_AIO167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dit french message of path-not-found</text:p>
          </table:table-cell>
          <table:table-cell table:style-name="ce23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ontent browser refresh after adding or deleting a folder</text:p>
          </table:table-cell>
          <table:table-cell table:style-name="ce23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ListView generate a ConcurrentAccessModificationException</text:p>
          </table:table-cell>
          <table:table-cell table:style-name="ce23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Bad behavior of page iterator in JCR explorer</text:p>
          </table:table-cell>
          <table:table-cell table:style-name="ce23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7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not scroll when using drag &amp; drop nodes in JCR explorer from up to bottom</text:p>
            <text:p/>
          </table:table-cell>
          <table:table-cell table:style-name="ce23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Modify the length value of tag name</text:p>
          </table:table-cell>
          <table:table-cell table:style-name="ce23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8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72" office:value-type="string">
            <text:p>REG_AIO168_E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Impossible to download binary with name containing illegal jcr char(using the right popup menu) </text:p>
          </table:table-cell>
          <table:table-cell table:style-name="ce231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cript action never execute with remove lifecycle </text:p>
          </table:table-cell>
          <table:table-cell table:style-name="ce231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Content Browser</text:p>
          </table:table-cell>
          <table:table-cell table:style-name="ce54" office:value-type="string">
            <text:p>Content Browser folders do not get collapsed when clicking the – button</text:p>
          </table:table-cell>
          <table:table-cell table:style-name="ce231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File explorer: right click not working (IE8)</text:p>
          </table:table-cell>
          <table:table-cell table:style-name="ce231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rror in the research of a document in a node</text:p>
          </table:table-cell>
          <table:table-cell table:style-name="ce231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231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link in document view mode</text:p>
          </table:table-cell>
          <table:table-cell table:style-name="ce231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231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The name of taxonomy is limited to 30 characters</text:p>
          </table:table-cell>
          <table:table-cell table:style-name="ce231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xception when adding a select box multi valuated in edit meta data form</text:p>
          </table:table-cell>
          <table:table-cell table:style-name="ce231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80" office:value-type="string">
            <text:p>Error when opening two tabs with the same session </text:p>
          </table:table-cell>
          <table:table-cell table:style-name="ce231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nsert/Edit option not available in FCKEditor if field is multivalued</text:p>
          </table:table-cell>
          <table:table-cell table:style-name="ce231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not remove exo:folksonomy property after creating tags for document</text:p>
          </table:table-cell>
          <table:table-cell table:style-name="ce231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mpossible to retrieve the lock on a node even by the root</text:p>
          </table:table-cell>
          <table:table-cell table:style-name="ce231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play's problem of long name of taxonomy</text:p>
          </table:table-cell>
          <table:table-cell table:style-name="ce231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nd tag for "img" omitted</text:p>
          </table:table-cell>
          <table:table-cell table:style-name="ce231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 not edit a WYSIWYGField with multiple value.</text:p>
          </table:table-cell>
          <table:table-cell table:style-name="ce231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able the versioning/publication on Webcontents sub-nodes</text:p>
          </table:table-cell>
          <table:table-cell table:style-name="ce231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Problem of display in Content Browser</text:p>
          </table:table-cell>
          <table:table-cell table:style-name="ce231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2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Labels in French </text:p>
          </table:table-cell>
          <table:table-cell table:style-name="ce231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9</text:p>
          </table:table-cell>
          <table:table-cell table:style-name="ce223" table:number-columns-repeated="2"/>
          <table:table-cell table:style-name="ce178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9_W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Username of the author is displayed instead of his name and surname</text:p>
          </table:table-cell>
          <table:table-cell table:style-name="ce231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9">
          <table:table-cell table:style-name="ce219" office:value-type="string">
            <text:p>Total</text:p>
          </table:table-cell>
          <table:table-cell table:style-name="ce224" table:number-columns-repeated="3"/>
          <table:table-cell table:style-name="ce219" table:formula="of:=SUM([.E1:.E51])" office:value-type="float" office:value="64">
            <text:p>64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Search_contact" table:base-cell-address="$Cover.$H$82" table:expression="$'bugs_v1.6.5'.$e$#ref!:$h$#ref!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5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1T15:07:13</dc:date>
    <meta:print-date>2008-06-17T00:45:47</meta:print-date>
    <meta:editing-cycles>907</meta:editing-cycles>
    <meta:editing-duration>P15DT2H21M53S</meta:editing-duration>
    <dc:creator>exoplatform </dc:creator>
    <meta:document-statistic meta:table-count="9" meta:cell-count="2525" meta:object-count="1"/>
    <meta:user-defined meta:name="Info 1"/>
    <meta:user-defined meta:name="Info 2"/>
    <meta:user-defined meta:name="Info 3"/>
    <meta:user-defined meta:name="Info 4"/>
  </office:meta>
</office:document-meta>
</file>